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01800000017AA8ECC9B.png"/>
  <manifest:file-entry manifest:media-type="image/png" manifest:full-path="Pictures/100002000000000A0000000A564248D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27cm" style:rel-column-width="14357*"/>
    </style:style>
    <style:style style:name="Tabla1.B" style:family="table-column">
      <style:table-column-properties style:column-width="12.439cm" style:rel-column-width="47916*"/>
    </style:style>
    <style:style style:name="Tabla1.C" style:family="table-column">
      <style:table-column-properties style:column-width="0.847cm" style:rel-column-width="3262*"/>
    </style:style>
    <style:style style:name="Tab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e6e6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4" style:family="table-row">
      <style:table-row-properties style:min-row-height="2.868cm"/>
    </style:style>
    <style:style style:name="Tabla2" style:family="table">
      <style:table-properties style:width="17.013cm" fo:margin-left="0cm" fo:margin-right="-0.012cm" fo:break-before="page" table:align="margins"/>
    </style:style>
    <style:style style:name="Tabla2.A" style:family="table-column">
      <style:table-column-properties style:column-width="3.729cm" style:rel-column-width="14364*"/>
    </style:style>
    <style:style style:name="Tabla2.B" style:family="table-column">
      <style:table-column-properties style:column-width="12.12cm" style:rel-column-width="46686*"/>
    </style:style>
    <style:style style:name="Tabla2.C" style:family="table-column">
      <style:table-column-properties style:column-width="1.164cm" style:rel-column-width="4485*"/>
    </style:style>
    <style:style style:name="Tabla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fo:background-color="#e6e6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4" style:family="table-row">
      <style:table-row-properties style:min-row-height="2.868cm"/>
    </style:style>
    <style:style style:name="Tabla6" style:family="table">
      <style:table-properties style:width="17.013cm" fo:margin-left="0cm" fo:margin-right="-0.012cm" fo:break-before="page" table:align="margins"/>
    </style:style>
    <style:style style:name="Tabla6.A" style:family="table-column">
      <style:table-column-properties style:column-width="3.727cm" style:rel-column-width="2113*"/>
    </style:style>
    <style:style style:name="Tabla6.B" style:family="table-column">
      <style:table-column-properties style:column-width="12.148cm" style:rel-column-width="6887*"/>
    </style:style>
    <style:style style:name="Tabla6.C" style:family="table-column">
      <style:table-column-properties style:column-width="1.138cm" style:rel-column-width="645*"/>
    </style:style>
    <style:style style:name="Tabla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C1" style:family="table-cell">
      <style:table-cell-properties fo:background-color="#e6e6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4" style:family="table-row">
      <style:table-row-properties style:min-row-height="2.868cm"/>
    </style:style>
    <style:style style:name="Tabla4" style:family="table">
      <style:table-properties style:width="17.013cm" fo:margin-left="0cm" fo:margin-right="-0.012cm" fo:break-before="page" table:align="margins"/>
    </style:style>
    <style:style style:name="Tabla4.A" style:family="table-column">
      <style:table-column-properties style:column-width="3.729cm" style:rel-column-width="2114*"/>
    </style:style>
    <style:style style:name="Tabla4.B" style:family="table-column">
      <style:table-column-properties style:column-width="12.146cm" style:rel-column-width="6886*"/>
    </style:style>
    <style:style style:name="Tabla4.C" style:family="table-column">
      <style:table-column-properties style:column-width="1.138cm" style:rel-column-width="645*"/>
    </style:style>
    <style:style style:name="Tabla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e6e6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4" style:family="table-row">
      <style:table-row-properties style:min-row-height="2.868cm"/>
    </style:style>
    <style:style style:name="Tabla5" style:family="table">
      <style:table-properties style:width="17.013cm" fo:margin-left="0cm" fo:margin-right="-0.012cm" fo:break-before="page" table:align="margins"/>
    </style:style>
    <style:style style:name="Tabla5.A" style:family="table-column">
      <style:table-column-properties style:column-width="3.729cm" style:rel-column-width="2114*"/>
    </style:style>
    <style:style style:name="Tabla5.B" style:family="table-column">
      <style:table-column-properties style:column-width="12.067cm" style:rel-column-width="6841*"/>
    </style:style>
    <style:style style:name="Tabla5.C" style:family="table-column">
      <style:table-column-properties style:column-width="1.217cm" style:rel-column-width="690*"/>
    </style:style>
    <style:style style:name="Tabl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C1" style:family="table-cell">
      <style:table-cell-properties fo:background-color="#e6e6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4" style:family="table-row">
      <style:table-row-properties style:min-row-height="2.868cm"/>
    </style:style>
    <style:style style:name="Tabla8" style:family="table">
      <style:table-properties style:width="17.013cm" fo:margin-left="0cm" fo:margin-right="-0.012cm" fo:break-before="page" table:align="margins"/>
    </style:style>
    <style:style style:name="Tabla8.A" style:family="table-column">
      <style:table-column-properties style:column-width="3.729cm" style:rel-column-width="2114*"/>
    </style:style>
    <style:style style:name="Tabla8.B" style:family="table-column">
      <style:table-column-properties style:column-width="12.067cm" style:rel-column-width="6841*"/>
    </style:style>
    <style:style style:name="Tabla8.C" style:family="table-column">
      <style:table-column-properties style:column-width="1.217cm" style:rel-column-width="690*"/>
    </style:style>
    <style:style style:name="Tabla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C1" style:family="table-cell">
      <style:table-cell-properties fo:background-color="#e6e6ff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4" style:family="table-row">
      <style:table-row-properties style:min-row-height="2.868cm"/>
    </style:style>
    <style:style style:name="Tabla9" style:family="table">
      <style:table-properties style:width="17.013cm" fo:margin-left="0cm" fo:margin-right="-0.012cm" fo:break-before="page" table:align="margins"/>
    </style:style>
    <style:style style:name="Tabla9.A" style:family="table-column">
      <style:table-column-properties style:column-width="3.729cm" style:rel-column-width="2114*"/>
    </style:style>
    <style:style style:name="Tabla9.B" style:family="table-column">
      <style:table-column-properties style:column-width="12.252cm" style:rel-column-width="6946*"/>
    </style:style>
    <style:style style:name="Tabla9.C" style:family="table-column">
      <style:table-column-properties style:column-width="1.032cm" style:rel-column-width="585*"/>
    </style:style>
    <style:style style:name="Tabla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C1" style:family="table-cell">
      <style:table-cell-properties fo:background-color="#e6e6ff" fo:padding="0.097cm" fo:border="0.002cm solid #000000">
        <style:background-image/>
      </style:table-cell-properties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4" style:family="table-row">
      <style:table-row-properties style:min-row-height="2.868cm"/>
    </style:style>
    <style:style style:name="Tabla10" style:family="table">
      <style:table-properties style:width="17.013cm" fo:margin-left="0cm" fo:margin-right="-0.012cm" fo:break-before="page" table:align="margins"/>
    </style:style>
    <style:style style:name="Tabla10.A" style:family="table-column">
      <style:table-column-properties style:column-width="3.729cm" style:rel-column-width="2114*"/>
    </style:style>
    <style:style style:name="Tabla10.B" style:family="table-column">
      <style:table-column-properties style:column-width="12.12cm" style:rel-column-width="6871*"/>
    </style:style>
    <style:style style:name="Tabla10.C" style:family="table-column">
      <style:table-column-properties style:column-width="1.164cm" style:rel-column-width="660*"/>
    </style:style>
    <style:style style:name="Tabla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C1" style:family="table-cell">
      <style:table-cell-properties fo:background-color="#e6e6ff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4" style:family="table-row">
      <style:table-row-properties style:min-row-height="2.868cm"/>
    </style:style>
    <style:style style:name="Tabla11" style:family="table">
      <style:table-properties style:width="17.013cm" fo:margin-left="0cm" fo:margin-right="-0.012cm" fo:break-before="page" table:align="margins"/>
    </style:style>
    <style:style style:name="Tabla11.A" style:family="table-column">
      <style:table-column-properties style:column-width="3.729cm" style:rel-column-width="2114*"/>
    </style:style>
    <style:style style:name="Tabla11.B" style:family="table-column">
      <style:table-column-properties style:column-width="12.199cm" style:rel-column-width="6916*"/>
    </style:style>
    <style:style style:name="Tabla11.C" style:family="table-column">
      <style:table-column-properties style:column-width="1.085cm" style:rel-column-width="615*"/>
    </style:style>
    <style:style style:name="Tabla1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C1" style:family="table-cell">
      <style:table-cell-properties fo:background-color="#e6e6ff" fo:padding="0.097cm" fo:border="0.002cm solid #000000">
        <style:background-image/>
      </style:table-cell-properties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4" style:family="table-row">
      <style:table-row-properties style:min-row-height="2.868cm"/>
    </style:style>
    <style:style style:name="Tabla12" style:family="table">
      <style:table-properties style:width="17.013cm" fo:margin-left="0cm" fo:margin-right="-0.012cm" fo:break-before="page" table:align="margins"/>
    </style:style>
    <style:style style:name="Tabla12.A" style:family="table-column">
      <style:table-column-properties style:column-width="3.729cm" style:rel-column-width="2114*"/>
    </style:style>
    <style:style style:name="Tabla12.B" style:family="table-column">
      <style:table-column-properties style:column-width="12.12cm" style:rel-column-width="6871*"/>
    </style:style>
    <style:style style:name="Tabla12.C" style:family="table-column">
      <style:table-column-properties style:column-width="1.164cm" style:rel-column-width="660*"/>
    </style:style>
    <style:style style:name="Tabla1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C1" style:family="table-cell">
      <style:table-cell-properties fo:background-color="#e6e6ff" fo:padding="0.097cm" fo:border="0.002cm solid #000000">
        <style:background-image/>
      </style:table-cell-properties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.4" style:family="table-row">
      <style:table-row-properties style:min-row-height="2.868cm"/>
    </style:style>
    <style:style style:name="Tabla13" style:family="table">
      <style:table-properties style:width="17.013cm" fo:margin-left="0cm" fo:margin-right="-0.012cm" fo:break-before="page" table:align="margins"/>
    </style:style>
    <style:style style:name="Tabla13.A" style:family="table-column">
      <style:table-column-properties style:column-width="3.729cm" style:rel-column-width="2114*"/>
    </style:style>
    <style:style style:name="Tabla13.B" style:family="table-column">
      <style:table-column-properties style:column-width="11.961cm" style:rel-column-width="6781*"/>
    </style:style>
    <style:style style:name="Tabla13.C" style:family="table-column">
      <style:table-column-properties style:column-width="1.323cm" style:rel-column-width="750*"/>
    </style:style>
    <style:style style:name="Tabla1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C1" style:family="table-cell">
      <style:table-cell-properties fo:background-color="#e6e6ff" fo:padding="0.097cm" fo:border="0.002cm solid #000000">
        <style:background-image/>
      </style:table-cell-properties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.4" style:family="table-row">
      <style:table-row-properties style:min-row-height="2.868cm"/>
    </style:style>
    <style:style style:name="Tabla7" style:family="table">
      <style:table-properties style:width="17.013cm" fo:margin-left="0cm" fo:margin-right="-0.012cm" fo:break-before="page" table:align="margins"/>
    </style:style>
    <style:style style:name="Tabla7.A" style:family="table-column">
      <style:table-column-properties style:column-width="3.729cm" style:rel-column-width="2114*"/>
    </style:style>
    <style:style style:name="Tabla7.B" style:family="table-column">
      <style:table-column-properties style:column-width="11.855cm" style:rel-column-width="6721*"/>
    </style:style>
    <style:style style:name="Tabla7.C" style:family="table-column">
      <style:table-column-properties style:column-width="1.429cm" style:rel-column-width="810*"/>
    </style:style>
    <style:style style:name="Tabla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C1" style:family="table-cell">
      <style:table-cell-properties fo:background-color="#e6e6ff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4" style:family="table-row">
      <style:table-row-properties style:min-row-height="2.868cm"/>
    </style:style>
    <style:style style:name="Tabla14" style:family="table">
      <style:table-properties style:width="17.013cm" fo:margin-left="0cm" fo:margin-right="-0.012cm" fo:break-before="page" table:align="margins"/>
    </style:style>
    <style:style style:name="Tabla14.A" style:family="table-column">
      <style:table-column-properties style:column-width="3.729cm" style:rel-column-width="2114*"/>
    </style:style>
    <style:style style:name="Tabla14.B" style:family="table-column">
      <style:table-column-properties style:column-width="11.882cm" style:rel-column-width="6736*"/>
    </style:style>
    <style:style style:name="Tabla14.C" style:family="table-column">
      <style:table-column-properties style:column-width="1.402cm" style:rel-column-width="795*"/>
    </style:style>
    <style:style style:name="Tabla1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C1" style:family="table-cell">
      <style:table-cell-properties fo:background-color="#e6e6ff" fo:padding="0.097cm" fo:border="0.002cm solid #000000">
        <style:background-image/>
      </style:table-cell-properties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4" style:family="table-row">
      <style:table-row-properties style:min-row-height="2.868cm"/>
    </style:style>
    <style:style style:name="Tabla15" style:family="table">
      <style:table-properties style:width="17.013cm" fo:margin-left="0cm" fo:margin-right="-0.012cm" fo:break-before="page" table:align="margins"/>
    </style:style>
    <style:style style:name="Tabla15.A" style:family="table-column">
      <style:table-column-properties style:column-width="3.729cm" style:rel-column-width="2114*"/>
    </style:style>
    <style:style style:name="Tabla15.B" style:family="table-column">
      <style:table-column-properties style:column-width="12.199cm" style:rel-column-width="6916*"/>
    </style:style>
    <style:style style:name="Tabla15.C" style:family="table-column">
      <style:table-column-properties style:column-width="1.085cm" style:rel-column-width="615*"/>
    </style:style>
    <style:style style:name="Tabla1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C1" style:family="table-cell">
      <style:table-cell-properties fo:background-color="#e6e6ff" fo:padding="0.097cm" fo:border="0.002cm solid #000000">
        <style:background-image/>
      </style:table-cell-properties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.4" style:family="table-row">
      <style:table-row-properties style:min-row-height="2.868cm"/>
    </style:style>
    <style:style style:name="Tabla16" style:family="table">
      <style:table-properties style:width="17.013cm" fo:margin-left="0cm" fo:margin-right="-0.012cm" fo:break-before="page" table:align="margins"/>
    </style:style>
    <style:style style:name="Tabla16.A" style:family="table-column">
      <style:table-column-properties style:column-width="3.729cm" style:rel-column-width="2114*"/>
    </style:style>
    <style:style style:name="Tabla16.B" style:family="table-column">
      <style:table-column-properties style:column-width="11.961cm" style:rel-column-width="6781*"/>
    </style:style>
    <style:style style:name="Tabla16.C" style:family="table-column">
      <style:table-column-properties style:column-width="1.323cm" style:rel-column-width="750*"/>
    </style:style>
    <style:style style:name="Tabla1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6.C1" style:family="table-cell">
      <style:table-cell-properties fo:background-color="#e6e6ff" fo:padding="0.097cm" fo:border="0.002cm solid #000000">
        <style:background-image/>
      </style:table-cell-properties>
    </style:style>
    <style:style style:name="Tabla16.A2" style:family="table-cell">
      <style:table-cell-properties fo:padding="0.097cm" fo:border-left="0.002cm solid #000000" fo:border-right="none" fo:border-top="none" fo:border-bottom="0.002cm solid #000000"/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.4" style:family="table-row">
      <style:table-row-properties style:min-row-height="2.868cm"/>
    </style:style>
    <style:style style:name="Tabla17" style:family="table">
      <style:table-properties style:width="17.013cm" fo:margin-left="0cm" fo:margin-right="-0.012cm" fo:break-before="page" table:align="margins"/>
    </style:style>
    <style:style style:name="Tabla17.A" style:family="table-column">
      <style:table-column-properties style:column-width="3.729cm" style:rel-column-width="2114*"/>
    </style:style>
    <style:style style:name="Tabla17.B" style:family="table-column">
      <style:table-column-properties style:column-width="12.093cm" style:rel-column-width="6856*"/>
    </style:style>
    <style:style style:name="Tabla17.C" style:family="table-column">
      <style:table-column-properties style:column-width="1.191cm" style:rel-column-width="675*"/>
    </style:style>
    <style:style style:name="Tabla1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C1" style:family="table-cell">
      <style:table-cell-properties fo:background-color="#e6e6ff" fo:padding="0.097cm" fo:border="0.002cm solid #000000">
        <style:background-image/>
      </style:table-cell-properties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.4" style:family="table-row">
      <style:table-row-properties style:min-row-height="2.868cm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tyle="normal" style:font-style-asian="normal" style:font-style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Table_20_Contents">
      <style:text-properties fo:font-style="normal" style:font-style-asian="normal" style:font-style-complex="normal"/>
    </style:style>
    <style:style style:name="P9" style:family="paragraph" style:parent-style-name="Table_20_Contents" style:list-style-name="L3">
      <style:text-properties fo:font-style="normal" style:font-style-asian="normal" style:font-style-complex="normal"/>
    </style:style>
    <style:style style:name="P10" style:family="paragraph" style:parent-style-name="Table_20_Contents" style:list-style-name="L4">
      <style:text-properties fo:font-style="normal" style:font-style-asian="normal" style:font-style-complex="normal"/>
    </style:style>
    <style:style style:name="P11" style:family="paragraph" style:parent-style-name="Table_20_Contents" style:list-style-name="L5">
      <style:text-properties fo:font-style="normal" style:font-style-asian="normal" style:font-style-complex="normal"/>
    </style:style>
    <style:style style:name="P12" style:family="paragraph" style:parent-style-name="Table_20_Contents" style:list-style-name="L7">
      <style:text-properties fo:font-style="normal" style:font-style-asian="normal" style:font-style-complex="normal"/>
    </style:style>
    <style:style style:name="P13" style:family="paragraph" style:parent-style-name="Table_20_Contents" style:list-style-name="L8">
      <style:text-properties fo:font-style="normal" style:font-style-asian="normal" style:font-style-complex="normal"/>
    </style:style>
    <style:style style:name="P14" style:family="paragraph" style:parent-style-name="Table_20_Contents" style:list-style-name="L13">
      <style:text-properties fo:font-style="normal" style:font-style-asian="normal" style:font-style-complex="normal"/>
    </style:style>
    <style:style style:name="P15" style:family="paragraph" style:parent-style-name="Table_20_Contents" style:list-style-name="L15">
      <style:text-properties fo:font-style="normal" style:font-style-asian="normal" style:font-style-complex="normal"/>
    </style:style>
    <style:style style:name="P16" style:family="paragraph" style:parent-style-name="Table_20_Contents" style:list-style-name="L19">
      <style:text-properties fo:font-style="normal" style:font-style-asian="normal" style:font-style-complex="normal"/>
    </style:style>
    <style:style style:name="P17" style:family="paragraph" style:parent-style-name="Table_20_Contents" style:list-style-name="L21">
      <style:text-properties fo:font-style="normal" style:font-style-asian="normal" style:font-style-complex="normal"/>
    </style:style>
    <style:style style:name="P18" style:family="paragraph" style:parent-style-name="Table_20_Contents" style:list-style-name="L23">
      <style:text-properties fo:font-style="normal" style:font-style-asian="normal" style:font-style-complex="normal"/>
    </style:style>
    <style:style style:name="P19" style:family="paragraph" style:parent-style-name="Table_20_Contents" style:list-style-name="L25">
      <style:text-properties fo:font-style="normal" style:font-style-asian="normal" style:font-style-complex="normal"/>
    </style:style>
    <style:style style:name="P20" style:family="paragraph" style:parent-style-name="Table_20_Contents" style:list-style-name="L27">
      <style:text-properties fo:font-style="normal" style:font-style-asian="normal" style:font-style-complex="normal"/>
    </style:style>
    <style:style style:name="P21" style:family="paragraph" style:parent-style-name="Table_20_Contents" style:list-style-name="L29">
      <style:text-properties fo:font-style="normal" style:font-style-asian="normal" style:font-style-complex="normal"/>
    </style:style>
    <style:style style:name="P22" style:family="paragraph" style:parent-style-name="Table_20_Contents" style:list-style-name="L31">
      <style:text-properties fo:font-style="normal" style:font-style-asian="normal" style:font-style-complex="normal"/>
    </style:style>
    <style:style style:name="P23" style:family="paragraph" style:parent-style-name="Table_20_Contents" style:list-style-name="L33">
      <style:text-properties fo:font-style="normal" style:font-style-asian="normal" style:font-style-complex="normal"/>
    </style:style>
    <style:style style:name="P24" style:family="paragraph" style:parent-style-name="Table_20_Contents" style:list-style-name="L35">
      <style:text-properties fo:font-style="normal" style:font-style-asian="normal" style:font-style-complex="normal"/>
    </style:style>
    <style:style style:name="P25" style:family="paragraph" style:parent-style-name="Table_20_Contents" style:list-style-name="L37">
      <style:text-properties fo:font-style="normal" style:font-style-asian="normal" style:font-style-complex="normal"/>
    </style:style>
    <style:style style:name="P26" style:family="paragraph" style:parent-style-name="Table_20_Contents" style:list-style-name="L39">
      <style:text-properties fo:font-style="normal" style:font-style-asian="normal" style:font-style-complex="normal"/>
    </style:style>
    <style:style style:name="P2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able_20_Contents" style:list-style-name="L6"/>
    <style:style style:name="P29" style:family="paragraph" style:parent-style-name="Table_20_Contents" style:list-style-name="L9"/>
    <style:style style:name="P30" style:family="paragraph" style:parent-style-name="Table_20_Contents" style:list-style-name="L12"/>
    <style:style style:name="P31" style:family="paragraph" style:parent-style-name="Table_20_Contents" style:list-style-name="L14"/>
    <style:style style:name="P32" style:family="paragraph" style:parent-style-name="Table_20_Contents" style:list-style-name="L18"/>
    <style:style style:name="P33" style:family="paragraph" style:parent-style-name="Table_20_Contents" style:list-style-name="L20"/>
    <style:style style:name="P34" style:family="paragraph" style:parent-style-name="Table_20_Contents" style:list-style-name="L22"/>
    <style:style style:name="P35" style:family="paragraph" style:parent-style-name="Table_20_Contents" style:list-style-name="L24"/>
    <style:style style:name="P36" style:family="paragraph" style:parent-style-name="Table_20_Contents" style:list-style-name="L26"/>
    <style:style style:name="P37" style:family="paragraph" style:parent-style-name="Table_20_Contents" style:list-style-name="L28"/>
    <style:style style:name="P38" style:family="paragraph" style:parent-style-name="Table_20_Contents" style:list-style-name="L30"/>
    <style:style style:name="P39" style:family="paragraph" style:parent-style-name="Table_20_Contents" style:list-style-name="L32"/>
    <style:style style:name="P40" style:family="paragraph" style:parent-style-name="Table_20_Contents" style:list-style-name="L34"/>
    <style:style style:name="P41" style:family="paragraph" style:parent-style-name="Table_20_Contents" style:list-style-name="L36"/>
    <style:style style:name="P42" style:family="paragraph" style:parent-style-name="Table_20_Contents" style:list-style-name="L38"/>
    <style:style style:name="P4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2" office:value-type="string">
            <text:p text:style-name="P2">2790/1 – Inicio de sesión exitoso mediante OpenID</text:p>
          </table:table-cell>
          <table:covered-table-cell/>
          <table:table-cell table:style-name="Tabla1.C1" office:value-type="string">
            <text:p text:style-name="P2"><draw:frame draw:style-name="fr1" draw:name="gráficos51" text:anchor-type="as-char" svg:y="-0.614cm" svg:width="0.612cm" svg:height="0.561cm" draw:z-index="0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B2" table:number-columns-spanned="2" office:value-type="string">
            <text:p text:style-name="Table_20_Contents">El usuario inicia una nueva sesión mediante el protocolo OpenId <text:span text:style-name="T1">provisto por el módulo de login.</text:span></text:p>
          </table:table-cell>
          <table:covered-table-cell/>
        </table:table-row>
        <table:table-row>
          <table:table-cell table:style-name="Tabla1.A2" office:value-type="string">
            <text:p text:style-name="P3">Requerimientos</text:p>
          </table:table-cell>
          <table:table-cell table:style-name="Tabla1.B2" table:number-columns-spanned="2" office:value-type="string">
            <text:list xml:id="list595719916" text:style-name="L1">
              <text:list-item>
                <text:p text:style-name="P6">Que el usuario no haya iniciado sesión.</text:p>
              </text:list-item>
              <text:list-item>
                <text:p text:style-name="P6">Que el usuario cuente con una cuenta OpenID con la cual no se haya iniciado sesión anteriormente en el sistema.</text:p>
              </text:list-item>
            </text:list>
          </table:table-cell>
          <table:covered-table-cell/>
        </table:table-row>
        <table:table-row table:style-name="Tabla1.4">
          <table:table-cell table:style-name="Tabla1.A2" office:value-type="string">
            <text:p text:style-name="P3">Pasos</text:p>
          </table:table-cell>
          <table:table-cell table:style-name="Tabla1.B2" table:number-columns-spanned="2" office:value-type="string">
            <text:list xml:id="list2177136150" text:style-name="L2">
              <text:list-item>
                <text:p text:style-name="P7">Cargar en el navegador Zonales.</text:p>
              </text:list-item>
              <text:list-item>
                <text:p text:style-name="P7">Seleccionar un proveedor OpenID de lista de proveedores.</text:p>
              </text:list-item>
              <text:list-item>
                <text:p text:style-name="P7">Hacer clic en el botón “Acceder a Zonales con ...”</text:p>
              </text:list-item>
              <text:list-item>
                <text:p text:style-name="P7">Se debe de redireccionar automáticamente a la página de autenticación del proveedor seleccionado.</text:p>
              </text:list-item>
              <text:list-item>
                <text:p text:style-name="P7">Ingresar credenciales correctas en la página de autenticación.</text:p>
              </text:list-item>
              <text:list-item>
                <text:p text:style-name="P7">El proveedor, una vez autenticado, debe redireccionar automaticamente hacia Zonales.</text:p>
              </text:list-item>
              <text:list-item>
                <text:p text:style-name="P7">El sistema debe de preguntar al visitante si ya es usuario de Zonales o si desea iniciar el proceso de registración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3">Resultado Esperado</text:p>
          </table:table-cell>
          <table:table-cell table:style-name="Tabla1.B2" table:number-columns-spanned="2" office:value-type="string">
            <text:p text:style-name="Table_20_Contents">Inicio de sesión exitoso mediante OpenID y presentación de pantalla de verficación de identidad y registro.</text:p>
          </table:table-cell>
          <table:covered-table-cell/>
        </table:table-row>
        <table:table-row>
          <table:table-cell table:style-name="Tabla1.A2" office:value-type="string">
            <text:p text:style-name="P3">Resultado Obtenido</text:p>
          </table:table-cell>
          <table:table-cell table:style-name="Tabla1.B2" table:number-columns-spanned="2" office:value-type="string">
            <text:p text:style-name="Table_20_Contents">No se obtuvo el resultado esperado. Ver notas.</text:p>
          </table:table-cell>
          <table:covered-table-cell/>
        </table:table-row>
        <table:table-row>
          <table:table-cell table:style-name="Tabla1.A2" office:value-type="string">
            <text:p text:style-name="P3">Automatizado</text:p>
          </table:table-cell>
          <table:table-cell table:style-name="Tabla1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1.A2" office:value-type="string">
            <text:p text:style-name="P3">Notas</text:p>
          </table:table-cell>
          <table:table-cell table:style-name="Tabla1.B2" table:number-columns-spanned="2" office:value-type="string">
            <text:p text:style-name="P4">IMPORTANTE: El modulo no funciona con el proveedor seleccionado por defecto: si el usuario hace clic en “Ingresar” sin seleccionar explicitamente un proveedor, el sistema vuelve a cargar nuevamente la página.</text:p>
            <text:p text:style-name="P4"/>
            <text:p text:style-name="P4">Proveedores:</text:p>
            <text:list xml:id="list395022212" text:style-name="L3">
              <text:list-item>
                <text:p text:style-name="P9">Resto proveedores: OK.</text:p>
              </text:list-item>
              <text:list-item>
                <text:p text:style-name="P9">Flickr: No se redirige a la página de login.</text:p>
              </text:list-item>
              <text:list-item>
                <text:p text:style-name="P9">Orange: Presenta una página de login en francés. Probablemente se debería remover de la lista de proveedores.</text:p>
              </text:list-item>
              <text:list-item>
                <text:p text:style-name="P9">Windows Live OpenID: El sitio indica que es, de momento, un <text:span text:style-name="T3">Technology Preview</text:span>, sólo para propósitos de prueba.</text:p>
              </text:list-item>
              <text:list-item>
                <text:p text:style-name="P9">OpenID: Es el proveedor genérico. Debe de estar indicado de ese modo para que el usuario ingrese su identificador.</text:p>
              </text:list-item>
              <text:list-item>
                <text:p text:style-name="P9">Wordpress: No redirecciona a la página del proveedor.</text:p>
              </text:list-item>
            </text:list>
            <text:p text:style-name="P4"/>
            <text:p text:style-name="P4">Firefox 3.5: Sin problemas.</text:p>
            <text:p text:style-name="P4"/>
            <text:p text:style-name="P4">Internet Explorer 8</text:p>
            <text:list xml:id="list1661210306" text:style-name="L4">
              <text:list-item>
                <text:p text:style-name="P10">No redirecciona (vuelve a cargar la misma página)</text:p>
              </text:list-item>
              <text:list-item>
                <text:p text:style-name="P10">No muestra campos extras necesarios según el proveedor seleccionado.</text:p>
              </text:list-item>
            </text:list>
            <text:p text:style-name="P4">Internet Explorer 6</text:p>
            <text:list xml:id="list2119820415" text:style-name="L5">
              <text:list-item>
                <text:p text:style-name="P11">Problemas en la aplicación de las hojas de estilo.</text:p>
              </text:list-item>
              <text:list-item>
                <text:p text:style-name="P11">No se redirecciona (vuelve a cargar la misma página).</text:p>
              </text:list-item>
              <text:list-item>
                <text:p text:style-name="P11">Pop-up pidiendo que se haga clic en “Ok” para continuar cuando se carga la página.</text:p>
              </text:list-item>
            </text:list>
          </table:table-cell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2" office:value-type="string">
            <text:p text:style-name="P2">2790/2 – Fallo en el Inicio de sesión mediante OpenID</text:p>
          </table:table-cell>
          <table:covered-table-cell/>
          <table:table-cell table:style-name="Tabla2.C1" office:value-type="string">
            <text:p text:style-name="P2"><draw:frame draw:style-name="fr1" draw:name="gráficos1" text:anchor-type="as-char" svg:y="-0.614cm" svg:width="0.612cm" svg:height="0.561cm" draw:z-index="1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3">Descripción</text:p>
          </table:table-cell>
          <table:table-cell table:style-name="Tabla2.B2" table:number-columns-spanned="2" office:value-type="string">
            <text:p text:style-name="Table_20_Contents">El usuario trata de inicar sesión mediante el protocolo OpenId <text:span text:style-name="T1">provisto por el módulo de login, utilizando credenciales falsas o erroneas.</text:span></text:p>
          </table:table-cell>
          <table:covered-table-cell/>
        </table:table-row>
        <table:table-row>
          <table:table-cell table:style-name="Tabla2.A2" office:value-type="string">
            <text:p text:style-name="P3">Requerimientos</text:p>
          </table:table-cell>
          <table:table-cell table:style-name="Tabla2.B2" table:number-columns-spanned="2" office:value-type="string">
            <text:list xml:id="list857257629" text:continue-list="list595719916" text:style-name="L1">
              <text:list-item>
                <text:p text:style-name="P6">Que el usuario no haya iniciado sesión.</text:p>
              </text:list-item>
            </text:list>
          </table:table-cell>
          <table:covered-table-cell/>
        </table:table-row>
        <table:table-row table:style-name="Tabla2.4">
          <table:table-cell table:style-name="Tabla2.A2" office:value-type="string">
            <text:p text:style-name="P3">Pasos</text:p>
          </table:table-cell>
          <table:table-cell table:style-name="Tabla2.B2" table:number-columns-spanned="2" office:value-type="string">
            <text:list xml:id="list1541467810" text:style-name="L6">
              <text:list-item>
                <text:p text:style-name="P28">Cargar en el navegador Zonales.</text:p>
              </text:list-item>
              <text:list-item>
                <text:p text:style-name="P28">Seleccionar un proveedor OpenID de lista de proveedores.</text:p>
              </text:list-item>
              <text:list-item>
                <text:p text:style-name="P28">Hacer clic en el botón “Acceder a Zonales con ...”</text:p>
              </text:list-item>
              <text:list-item>
                <text:p text:style-name="P28">Se debe de redireccionar automáticamente a la página de autenticación del proveedor seleccionado.</text:p>
              </text:list-item>
              <text:list-item>
                <text:p text:style-name="P28">Ingresar credenciales incorrectas o falsas en la página de autenticación.</text:p>
              </text:list-item>
              <text:list-item>
                <text:p text:style-name="P28">El proveedor debe indicar el fallo de la autenticación.</text:p>
              </text:list-item>
              <text:list-item>
                <text:p text:style-name="P28">El sistema no permite el inicio de sesión al usuario.</text:p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P3">Resultado Esperado</text:p>
          </table:table-cell>
          <table:table-cell table:style-name="Tabla2.B2" table:number-columns-spanned="2" office:value-type="string">
            <text:p text:style-name="Table_20_Contents">El usuario no puede iniciar sesión. El sistema debe mostrar nuevamente los controles necesarios para que el usuario intente nuevamente.</text:p>
          </table:table-cell>
          <table:covered-table-cell/>
        </table:table-row>
        <table:table-row>
          <table:table-cell table:style-name="Tabla2.A2" office:value-type="string">
            <text:p text:style-name="P3">Resultado Obtenido</text:p>
          </table:table-cell>
          <table:table-cell table:style-name="Tabla2.B2" table:number-columns-spanned="2" office:value-type="string">
            <text:p text:style-name="Table_20_Contents">No se obtuvieron los resultados esperados. Ver notas.</text:p>
          </table:table-cell>
          <table:covered-table-cell/>
        </table:table-row>
        <table:table-row>
          <table:table-cell table:style-name="Tabla2.A2" office:value-type="string">
            <text:p text:style-name="P3">Automatizado</text:p>
          </table:table-cell>
          <table:table-cell table:style-name="Tabla2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2.A2" office:value-type="string">
            <text:p text:style-name="P3">Notas</text:p>
          </table:table-cell>
          <table:table-cell table:style-name="Tabla2.B2" table:number-columns-spanned="2" office:value-type="string">
            <text:p text:style-name="P4">Mozilla Firefox 3.5:</text:p>
            <text:list xml:id="list206761203" text:style-name="L7">
              <text:list-item>
                <text:p text:style-name="P12">Al cancelar el inicio de sesión en el proveedor OpenID se retorna a la página de inicio de sesión, pero no se informa al usuario acerca del fallo.</text:p>
              </text:list-item>
            </text:list>
            <text:p text:style-name="P4"/>
            <text:p text:style-name="P4">Internet Explorer 8</text:p>
            <text:list xml:id="list749653750" text:continue-list="list1661210306" text:style-name="L4">
              <text:list-item>
                <text:p text:style-name="P10">No redirecciona (vuelve a cargar la misma página)</text:p>
              </text:list-item>
              <text:list-item>
                <text:p text:style-name="P10">No muestra campos extras necesarios según el proveedor seleccionado.</text:p>
              </text:list-item>
            </text:list>
            <text:p text:style-name="P4"/>
            <text:p text:style-name="P4">Internet Explorer 6</text:p>
            <text:list xml:id="list201165685" text:style-name="L8">
              <text:list-item>
                <text:p text:style-name="P13">Problemas en la aplicación de las hojas de estilo.</text:p>
              </text:list-item>
              <text:list-item>
                <text:p text:style-name="P13">No se redirecciona (vuelve a cargar la misma página).</text:p>
              </text:list-item>
              <text:list-item>
                <text:p text:style-name="P13">Pop-up pidiendo que se haga clic en “Ok” para continuar cuando se carga la página.</text:p>
              </text:list-item>
            </text:list>
            <text:p text:style-name="P4"/>
            <text:p text:style-name="Table_20_Contents"><text:span text:style-name="T1">Ver resto de errores y problemas en </text:span><text:span text:style-name="T2">2790/1</text:span></text:p>
          </table:table-cell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2" office:value-type="string">
            <text:p text:style-name="P2">2790/3 – Inicio de sesión exitoso mediante OpenID previamente registrado</text:p>
          </table:table-cell>
          <table:covered-table-cell/>
          <table:table-cell table:style-name="Tabla6.C1" office:value-type="string">
            <text:p text:style-name="P2"><draw:frame draw:style-name="fr2" draw:name="gráficos30" text:anchor-type="as-char" svg:width="0.635cm" svg:height="0.609cm" draw:z-index="2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6.A2" office:value-type="string">
            <text:p text:style-name="P3">Descripción</text:p>
          </table:table-cell>
          <table:table-cell table:style-name="Tabla6.B2" table:number-columns-spanned="2" office:value-type="string">
            <text:p text:style-name="Table_20_Contents">El usuario inicia una nueva sesión mediante el protocolo OpenID <text:span text:style-name="T1">provisto por el módulo de login, utilizando credenciales ya registradas.</text:span></text:p>
          </table:table-cell>
          <table:covered-table-cell/>
        </table:table-row>
        <table:table-row>
          <table:table-cell table:style-name="Tabla6.A2" office:value-type="string">
            <text:p text:style-name="P3">Requerimientos</text:p>
          </table:table-cell>
          <table:table-cell table:style-name="Tabla6.B2" table:number-columns-spanned="2" office:value-type="string">
            <text:list xml:id="list960139987" text:continue-list="list857257629" text:style-name="L1">
              <text:list-item>
                <text:p text:style-name="P6">Que el usuario no haya iniciado sesión.</text:p>
              </text:list-item>
              <text:list-item>
                <text:p text:style-name="P6">Que el usuario cuente con una cuenta OpenID con la cual haya iniciado sesión anteriormente en el sistema.</text:p>
              </text:list-item>
            </text:list>
          </table:table-cell>
          <table:covered-table-cell/>
        </table:table-row>
        <table:table-row table:style-name="Tabla6.4">
          <table:table-cell table:style-name="Tabla6.A2" office:value-type="string">
            <text:p text:style-name="P3">Pasos</text:p>
          </table:table-cell>
          <table:table-cell table:style-name="Tabla6.B2" table:number-columns-spanned="2" office:value-type="string">
            <text:list xml:id="list81795501" text:style-name="L9">
              <text:list-item>
                <text:p text:style-name="P29">Cargar en el navegador Zonales.</text:p>
              </text:list-item>
              <text:list-item>
                <text:p text:style-name="P29">Seleccionar un proveedor OpenID de lista de proveedores.</text:p>
              </text:list-item>
              <text:list-item>
                <text:p text:style-name="P29">Hacer clic en el botón “Acceder a Zonales con ...”</text:p>
              </text:list-item>
              <text:list-item>
                <text:p text:style-name="P29">Se debe de redireccionar automáticamente a la página de autenticación del proveedor seleccionado.</text:p>
              </text:list-item>
              <text:list-item>
                <text:p text:style-name="P29">Ingresar credenciales correctas en la página de autenticación.</text:p>
              </text:list-item>
              <text:list-item>
                <text:p text:style-name="P29">El proveedor, una vez autenticado, debe redireccionar automaticamente hacia Zonales.</text:p>
              </text:list-item>
              <text:list-item>
                <text:p text:style-name="P29">El sistema debe informar acerca del inicio exitoso de sesión.</text:p>
              </text:list-item>
            </text:list>
          </table:table-cell>
          <table:covered-table-cell/>
        </table:table-row>
        <table:table-row>
          <table:table-cell table:style-name="Tabla6.A2" office:value-type="string">
            <text:p text:style-name="P3">Resultado Esperado</text:p>
          </table:table-cell>
          <table:table-cell table:style-name="Tabla6.B2" table:number-columns-spanned="2" office:value-type="string">
            <text:p text:style-name="Table_20_Contents">Inicio de sesión exitoso mediante OpenID.</text:p>
          </table:table-cell>
          <table:covered-table-cell/>
        </table:table-row>
        <table:table-row>
          <table:table-cell table:style-name="Tabla6.A2" office:value-type="string">
            <text:p text:style-name="P3">Resultado Obtenido</text:p>
          </table:table-cell>
          <table:table-cell table:style-name="Tabla6.B2" table:number-columns-spanned="2" office:value-type="string">
            <text:p text:style-name="Table_20_Contents">Inicio exitoso de sesión mediante credenciales OpenID.</text:p>
          </table:table-cell>
          <table:covered-table-cell/>
        </table:table-row>
        <table:table-row>
          <table:table-cell table:style-name="Tabla6.A2" office:value-type="string">
            <text:p text:style-name="P3">Automatizado</text:p>
          </table:table-cell>
          <table:table-cell table:style-name="Tabla6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6.A2" office:value-type="string">
            <text:p text:style-name="P3">Notas</text:p>
          </table:table-cell>
          <table:table-cell table:style-name="Tabla6.B2" table:number-columns-spanned="2" office:value-type="string">
            <text:p text:style-name="P4">El sistema no ofrece un mensaje de éxito de inicio de sesión al usuario.</text:p>
            <text:p text:style-name="P4"/>
            <text:p text:style-name="P4">Ver proveedores y navegadores con problemas con errores en <text:span text:style-name="T4">2790/1</text:span></text:p>
          </table:table-cell>
          <table:covered-table-cell/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2" office:value-type="string">
            <text:p text:style-name="P2">2790/4 – Inicio de sesión exitoso mediante credenciales Zonales</text:p>
          </table:table-cell>
          <table:covered-table-cell/>
          <table:table-cell table:style-name="Tabla4.C1" office:value-type="string">
            <text:p text:style-name="P2"><draw:frame draw:style-name="fr3" draw:name="gráficos2" text:anchor-type="as-char" svg:width="0.635cm" svg:height="0.609cm" draw:z-index="3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4.A2" office:value-type="string">
            <text:p text:style-name="P3">Descripción</text:p>
          </table:table-cell>
          <table:table-cell table:style-name="Tabla4.B2" table:number-columns-spanned="2" office:value-type="string">
            <text:p text:style-name="Table_20_Contents">El usuario intenta iniciar sesión mediante <text:span text:style-name="T1">credenciales (nombre de usuario y contraseña) erroneas.</text:span></text:p>
          </table:table-cell>
          <table:covered-table-cell/>
        </table:table-row>
        <table:table-row>
          <table:table-cell table:style-name="Tabla4.A2" office:value-type="string">
            <text:p text:style-name="P3">Requerimientos</text:p>
          </table:table-cell>
          <table:table-cell table:style-name="Tabla4.B2" table:number-columns-spanned="2" office:value-type="string">
            <text:list xml:id="list1747162506" text:continue-list="list960139987" text:style-name="L1">
              <text:list-item>
                <text:p text:style-name="P6">Que el usuario no haya iniciado sesión.</text:p>
              </text:list-item>
            </text:list>
          </table:table-cell>
          <table:covered-table-cell/>
        </table:table-row>
        <table:table-row table:style-name="Tabla4.4">
          <table:table-cell table:style-name="Tabla4.A2" office:value-type="string">
            <text:p text:style-name="P3">Pasos</text:p>
          </table:table-cell>
          <table:table-cell table:style-name="Tabla4.B2" table:number-columns-spanned="2" office:value-type="string">
            <text:list xml:id="list166497702" text:style-name="L12">
              <text:list-item>
                <text:p text:style-name="P30">Cargar en el navegador Zonales.</text:p>
              </text:list-item>
              <text:list-item>
                <text:p text:style-name="P30">Seleccionar “Zonales” de la lista de proveedores.</text:p>
              </text:list-item>
              <text:list-item>
                <text:p text:style-name="P30">Ingresar nombre de usuario en el campo “Nombre de Usuario Zonales”</text:p>
              </text:list-item>
              <text:list-item>
                <text:p text:style-name="P30">Ingresar contraseña erronea.</text:p>
              </text:list-item>
              <text:list-item>
                <text:p text:style-name="P30">Hacer clic en el botón “Acceder a Zonales con ...”</text:p>
              </text:list-item>
              <text:list-item>
                <text:p text:style-name="P30">El sistema debe de informar al usuario que el inicio de sesión ha sido exitoso.</text:p>
              </text:list-item>
            </text:list>
          </table:table-cell>
          <table:covered-table-cell/>
        </table:table-row>
        <table:table-row>
          <table:table-cell table:style-name="Tabla4.A2" office:value-type="string">
            <text:p text:style-name="P3">Resultado Esperado</text:p>
          </table:table-cell>
          <table:table-cell table:style-name="Tabla4.B2" table:number-columns-spanned="2" office:value-type="string">
            <text:p text:style-name="Table_20_Contents">Inicio de un sesión en el sistema.</text:p>
          </table:table-cell>
          <table:covered-table-cell/>
        </table:table-row>
        <table:table-row>
          <table:table-cell table:style-name="Tabla4.A2" office:value-type="string">
            <text:p text:style-name="P3">Resultado Obtenido</text:p>
          </table:table-cell>
          <table:table-cell table:style-name="Tabla4.B2" table:number-columns-spanned="2" office:value-type="string">
            <text:p text:style-name="Table_20_Contents">Inicio de sesión del usuario en el sistema. Ver notas.</text:p>
          </table:table-cell>
          <table:covered-table-cell/>
        </table:table-row>
        <table:table-row>
          <table:table-cell table:style-name="Tabla4.A2" office:value-type="string">
            <text:p text:style-name="P3">Automatizado</text:p>
          </table:table-cell>
          <table:table-cell table:style-name="Tabla4.B2" table:number-columns-spanned="2" office:value-type="string">
            <text:p text:style-name="P27">No.</text:p>
          </table:table-cell>
          <table:covered-table-cell/>
        </table:table-row>
        <table:table-row>
          <table:table-cell table:style-name="Tabla4.A2" office:value-type="string">
            <text:p text:style-name="P3">Notas</text:p>
          </table:table-cell>
          <table:table-cell table:style-name="Tabla4.B2" table:number-columns-spanned="2" office:value-type="string">
            <text:p text:style-name="P4">El sistema no ofrece un mensaje de éxito de inicio de sesión al usuario.</text:p>
            <text:p text:style-name="P4"/>
            <text:p text:style-name="P4">Ver proveedores y navegadores con problemas con errores en <text:span text:style-name="T4">2790/1</text:span></text:p>
            <text:p text:style-name="P4"/>
            <text:p text:style-name="P4">Navegadores Utilizados:</text:p>
            <text:list xml:id="list1666910656" text:style-name="L13">
              <text:list-item>
                <text:p text:style-name="P14">Mozilla Firefox 3.5</text:p>
              </text:list-item>
              <text:list-item>
                <text:p text:style-name="P14">Internet Explorer 6, 7, 8</text:p>
              </text:list-item>
            </text:list>
          </table:table-cell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2" office:value-type="string">
            <text:p text:style-name="P2">2790/5 – Fallo de inicio de sesión mediante credenciales Zonales</text:p>
          </table:table-cell>
          <table:covered-table-cell/>
          <table:table-cell table:style-name="Tabla5.C1" office:value-type="string">
            <text:p text:style-name="P2"><draw:frame draw:style-name="fr3" draw:name="gráficos3" text:anchor-type="as-char" svg:width="0.635cm" svg:height="0.609cm" draw:z-index="4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3">Descripción</text:p>
          </table:table-cell>
          <table:table-cell table:style-name="Tabla5.B2" table:number-columns-spanned="2" office:value-type="string">
            <text:p text:style-name="Table_20_Contents">El usuario inicia una nueva sesión mediante <text:span text:style-name="T1">las credenciales (nombre de usuario y contraseña) provistos por Zonales.</text:span></text:p>
          </table:table-cell>
          <table:covered-table-cell/>
        </table:table-row>
        <table:table-row>
          <table:table-cell table:style-name="Tabla5.A2" office:value-type="string">
            <text:p text:style-name="P3">Requerimientos</text:p>
          </table:table-cell>
          <table:table-cell table:style-name="Tabla5.B2" table:number-columns-spanned="2" office:value-type="string">
            <text:list xml:id="list1563497191" text:continue-list="list1747162506" text:style-name="L1">
              <text:list-item>
                <text:p text:style-name="P6">Que el usuario no haya iniciado sesión.</text:p>
              </text:list-item>
              <text:list-item>
                <text:p text:style-name="P6">Que el usuario cuente con las credenciales Zonales correspondientes.</text:p>
              </text:list-item>
            </text:list>
          </table:table-cell>
          <table:covered-table-cell/>
        </table:table-row>
        <table:table-row table:style-name="Tabla5.4">
          <table:table-cell table:style-name="Tabla5.A2" office:value-type="string">
            <text:p text:style-name="P3">Pasos</text:p>
          </table:table-cell>
          <table:table-cell table:style-name="Tabla5.B2" table:number-columns-spanned="2" office:value-type="string">
            <text:list xml:id="list589449882" text:style-name="L14">
              <text:list-item>
                <text:p text:style-name="P31">Cargar en el navegador Zonales.</text:p>
              </text:list-item>
              <text:list-item>
                <text:p text:style-name="P31">Seleccionar “Zonales” de la lista de proveedores.</text:p>
              </text:list-item>
              <text:list-item>
                <text:p text:style-name="P31">Ingresar en el campo de usuario:</text:p>
                <text:list>
                  <text:list-item>
                    <text:p text:style-name="P31">Nombre de usuario incorrecto.</text:p>
                  </text:list-item>
                  <text:list-item>
                    <text:p text:style-name="P31">Ningún nombre de usuario.</text:p>
                  </text:list-item>
                </text:list>
              </text:list-item>
              <text:list-item>
                <text:p text:style-name="P31">Ingresar en el campo de contraseña:</text:p>
                <text:list>
                  <text:list-item>
                    <text:p text:style-name="P31">Una contraseña incorrecta (con respecto al nombre de usuario)</text:p>
                  </text:list-item>
                  <text:list-item>
                    <text:p text:style-name="P31">Ninguna contraseña.</text:p>
                  </text:list-item>
                </text:list>
              </text:list-item>
              <text:list-item>
                <text:p text:style-name="P31">Hacer clic en el botón “Acceder a Zonales con ...”</text:p>
              </text:list-item>
              <text:list-item>
                <text:p text:style-name="P31">El sistema debe de informar el fallo de inicio de sesión.</text:p>
              </text:list-item>
            </text:list>
          </table:table-cell>
          <table:covered-table-cell/>
        </table:table-row>
        <table:table-row>
          <table:table-cell table:style-name="Tabla5.A2" office:value-type="string">
            <text:p text:style-name="P3">Resultado Esperado</text:p>
          </table:table-cell>
          <table:table-cell table:style-name="Tabla5.B2" table:number-columns-spanned="2" office:value-type="string">
            <text:p text:style-name="Table_20_Contents">No se debe de poder iniciar sesión, y mensaje </text:p>
          </table:table-cell>
          <table:covered-table-cell/>
        </table:table-row>
        <table:table-row>
          <table:table-cell table:style-name="Tabla5.A2" office:value-type="string">
            <text:p text:style-name="P3">Resultado Obtenido</text:p>
          </table:table-cell>
          <table:table-cell table:style-name="Tabla5.B2" table:number-columns-spanned="2" office:value-type="string">
            <text:p text:style-name="Table_20_Contents">El sistema no inicia sesión, pero no informa del error al usuario. Tampoco impone un límite de intentos u otras medidas orientadas a impedir la violación de la seguridad.</text:p>
          </table:table-cell>
          <table:covered-table-cell/>
        </table:table-row>
        <table:table-row>
          <table:table-cell table:style-name="Tabla5.A2" office:value-type="string">
            <text:p text:style-name="P3">Automatizado</text:p>
          </table:table-cell>
          <table:table-cell table:style-name="Tabla5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5.A2" office:value-type="string">
            <text:p text:style-name="P3">Notas</text:p>
          </table:table-cell>
          <table:table-cell table:style-name="Tabla5.B2" table:number-columns-spanned="2" office:value-type="string">
            <text:p text:style-name="P4">Ver problemas con IE8, 7 y 6 en <text:span text:style-name="T4">2790/1</text:span></text:p>
            <text:p text:style-name="P4"/>
            <text:p text:style-name="P4">Navegadores Utilizados:</text:p>
            <text:list xml:id="list75393624" text:style-name="L15">
              <text:list-item>
                <text:p text:style-name="P15">Mozilla Firefox 3.5</text:p>
              </text:list-item>
              <text:list-item>
                <text:p text:style-name="P15">Internet Explorer 6, 7, 8</text:p>
              </text:list-item>
            </text:list>
          </table:table-cell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2" office:value-type="string">
            <text:p text:style-name="P2">2790/6 – Registración exitosa de nuevo usuario</text:p>
          </table:table-cell>
          <table:covered-table-cell/>
          <table:table-cell table:style-name="Tabla8.C1" office:value-type="string">
            <text:p text:style-name="P2"><draw:frame draw:style-name="fr1" draw:name="gráficos4" text:anchor-type="as-char" svg:y="-0.614cm" svg:width="0.612cm" svg:height="0.561cm" draw:z-index="5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a8.A2" office:value-type="string">
            <text:p text:style-name="P3">Descripción</text:p>
          </table:table-cell>
          <table:table-cell table:style-name="Tabla8.B2" table:number-columns-spanned="2" office:value-type="string">
            <text:p text:style-name="P4">Un nuevo usuario inicia sesión en Zonales por primera vez mediante credenciales OpenID. El sistema iniciará el proceso de registración.</text:p>
          </table:table-cell>
          <table:covered-table-cell/>
        </table:table-row>
        <table:table-row>
          <table:table-cell table:style-name="Tabla8.A2" office:value-type="string">
            <text:p text:style-name="P3">Requerimientos</text:p>
          </table:table-cell>
          <table:table-cell table:style-name="Tabla8.B2" table:number-columns-spanned="2" office:value-type="string">
            <text:list xml:id="list1179957110" text:continue-list="list1563497191" text:style-name="L1">
              <text:list-item>
                <text:p text:style-name="P6">Se debe realizar previamente el inicio de sesión según se describe en 2790/1.</text:p>
              </text:list-item>
            </text:list>
          </table:table-cell>
          <table:covered-table-cell/>
        </table:table-row>
        <table:table-row table:style-name="Tabla8.4">
          <table:table-cell table:style-name="Tabla8.A2" office:value-type="string">
            <text:p text:style-name="P3">Pasos</text:p>
          </table:table-cell>
          <table:table-cell table:style-name="Tabla8.B2" table:number-columns-spanned="2" office:value-type="string">
            <text:list xml:id="list861102512" text:style-name="L18">
              <text:list-item>
                <text:p text:style-name="P32">Hacer clic en “No soy usuario. Deseo registrarme”</text:p>
              </text:list-item>
              <text:list-item>
                <text:p text:style-name="P32">Completar los campos obligatorios del formulario:</text:p>
                <text:list>
                  <text:list-item>
                    <text:p text:style-name="P32">Nombre</text:p>
                  </text:list-item>
                  <text:list-item>
                    <text:p text:style-name="P32">Nombre de usuario</text:p>
                  </text:list-item>
                  <text:list-item>
                    <text:p text:style-name="P32">E-mail</text:p>
                  </text:list-item>
                  <text:list-item>
                    <text:p text:style-name="P32">E-mail de respaldo</text:p>
                  </text:list-item>
                  <text:list-item>
                    <text:p text:style-name="P32">Fecha de Nacimiento</text:p>
                  </text:list-item>
                  <text:list-item>
                    <text:p text:style-name="P32">Sexo</text:p>
                  </text:list-item>
                </text:list>
              </text:list-item>
              <text:list-item>
                <text:p text:style-name="P32">Hacer clic en el botón “Registrarse”</text:p>
              </text:list-item>
              <text:list-item>
                <text:p text:style-name="P32">El sistema envia un email al usuario con los siguientes datos: </text:p>
                <text:list>
                  <text:list-item>
                    <text:p text:style-name="P32">Nombre del Usuario</text:p>
                  </text:list-item>
                  <text:list-item>
                    <text:p text:style-name="P32">Contraseña (generada aleatoriamente) </text:p>
                  </text:list-item>
                  <text:list-item>
                    <text:p text:style-name="P32">Link de activacion de la cuenta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8.A2" office:value-type="string">
            <text:p text:style-name="P3">Resultado Esperado</text:p>
          </table:table-cell>
          <table:table-cell table:style-name="Tabla8.B2" table:number-columns-spanned="2" office:value-type="string">
            <text:p text:style-name="Table_20_Contents">Aviso de que el usuario a sido registrado y recepción de un e-mail con link de activación de la cuenta.</text:p>
          </table:table-cell>
          <table:covered-table-cell/>
        </table:table-row>
        <table:table-row>
          <table:table-cell table:style-name="Tabla8.A2" office:value-type="string">
            <text:p text:style-name="P3">Resultado Obtenido</text:p>
          </table:table-cell>
          <table:table-cell table:style-name="Tabla8.B2" table:number-columns-spanned="2" office:value-type="string">
            <text:p text:style-name="Table_20_Contents">No se envio el email de confirmación. Se vuelve a presentar la pantalla de registro, sin los datos ingresados anteriormente y una opción de inicio de sesión por OpenID.</text:p>
          </table:table-cell>
          <table:covered-table-cell/>
        </table:table-row>
        <table:table-row>
          <table:table-cell table:style-name="Tabla8.A2" office:value-type="string">
            <text:p text:style-name="P3">Automatizado</text:p>
          </table:table-cell>
          <table:table-cell table:style-name="Tabla8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8.A2" office:value-type="string">
            <text:p text:style-name="P3">Notas</text:p>
          </table:table-cell>
          <table:table-cell table:style-name="Tabla8.B2" table:number-columns-spanned="2" office:value-type="string">
            <text:p text:style-name="P4">Es necesario aplicar estilos adecuados a la pantalla de registración para integrarla visualmente con el resto del sitio.</text:p>
            <text:p text:style-name="P4"/>
            <text:p text:style-name="P4">Navegadores Utilizados:</text:p>
            <text:list xml:id="list453119850" text:style-name="L19">
              <text:list-item>
                <text:p text:style-name="P16">Mozilla Firefox 3.5</text:p>
              </text:list-item>
            </text:list>
          </table:table-cell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2" office:value-type="string">
            <text:p text:style-name="P2">2790/7 – Registración fallida de nuevo usuario -datos incompletos </text:p>
          </table:table-cell>
          <table:covered-table-cell/>
          <table:table-cell table:style-name="Tabla9.C1" office:value-type="string">
            <text:p text:style-name="P2"><draw:frame draw:style-name="fr1" draw:name="gráficos5" text:anchor-type="as-char" svg:y="-0.614cm" svg:width="0.612cm" svg:height="0.561cm" draw:z-index="6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a9.A2" office:value-type="string">
            <text:p text:style-name="P3">Descripción</text:p>
          </table:table-cell>
          <table:table-cell table:style-name="Tabla9.B2" table:number-columns-spanned="2" office:value-type="string">
            <text:p text:style-name="P4">Un nuevo usuario inicia sesión en Zonales por primera vez mediante credenciales OpenID. El sistema iniciará el proceso de registración.</text:p>
          </table:table-cell>
          <table:covered-table-cell/>
        </table:table-row>
        <table:table-row>
          <table:table-cell table:style-name="Tabla9.A2" office:value-type="string">
            <text:p text:style-name="P3">Requerimientos</text:p>
          </table:table-cell>
          <table:table-cell table:style-name="Tabla9.B2" table:number-columns-spanned="2" office:value-type="string">
            <text:list xml:id="list1784922935" text:continue-list="list1179957110" text:style-name="L1">
              <text:list-item>
                <text:p text:style-name="P6">Se debe realizar previamente el inicio de sesión según se describe en 2790/1.</text:p>
              </text:list-item>
            </text:list>
          </table:table-cell>
          <table:covered-table-cell/>
        </table:table-row>
        <table:table-row table:style-name="Tabla9.4">
          <table:table-cell table:style-name="Tabla9.A2" office:value-type="string">
            <text:p text:style-name="P3">Pasos</text:p>
          </table:table-cell>
          <table:table-cell table:style-name="Tabla9.B2" table:number-columns-spanned="2" office:value-type="string">
            <text:list xml:id="list1741080350" text:style-name="L20">
              <text:list-item>
                <text:p text:style-name="P33">Hacer clic en “No soy usuario. Deseo registrarme”</text:p>
              </text:list-item>
              <text:list-item>
                <text:p text:style-name="P33">Completar de los campos obligatorios del formulario</text:p>
                <text:list>
                  <text:list-item>
                    <text:p text:style-name="P33">Únicamente uno</text:p>
                  </text:list-item>
                  <text:list-item>
                    <text:p text:style-name="P33">Todos excepto uno</text:p>
                  </text:list-item>
                  <text:list-item>
                    <text:p text:style-name="P33">Ninguno</text:p>
                  </text:list-item>
                </text:list>
              </text:list-item>
              <text:list-item>
                <text:p text:style-name="P33">Hacer clic en el botón “Registrarse”</text:p>
              </text:list-item>
              <text:list-item>
                <text:p text:style-name="P33">El sistema debe de informar que faltan ingresar datos.</text:p>
              </text:list-item>
            </text:list>
          </table:table-cell>
          <table:covered-table-cell/>
        </table:table-row>
        <table:table-row>
          <table:table-cell table:style-name="Tabla9.A2" office:value-type="string">
            <text:p text:style-name="P3">Resultado Esperado</text:p>
          </table:table-cell>
          <table:table-cell table:style-name="Tabla9.B2" table:number-columns-spanned="2" office:value-type="string">
            <text:p text:style-name="Table_20_Contents">El proceso de registración no se lleva a cabo debido a la información faltante. El sistema lo informa así al usuario.</text:p>
          </table:table-cell>
          <table:covered-table-cell/>
        </table:table-row>
        <table:table-row>
          <table:table-cell table:style-name="Tabla9.A2" office:value-type="string">
            <text:p text:style-name="P3">Resultado Obtenido</text:p>
          </table:table-cell>
          <table:table-cell table:style-name="Tabla9.B2" table:number-columns-spanned="2" office:value-type="string">
            <text:p text:style-name="Table_20_Contents">Fallo. El proceso de registración tiene el mismo comportamiento de de <text:span text:style-name="T4">2790/7</text:span>. No se informa al usuario de los campos no ingresados.</text:p>
          </table:table-cell>
          <table:covered-table-cell/>
        </table:table-row>
        <table:table-row>
          <table:table-cell table:style-name="Tabla9.A2" office:value-type="string">
            <text:p text:style-name="P3">Automatizado</text:p>
          </table:table-cell>
          <table:table-cell table:style-name="Tabla9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9.A2" office:value-type="string">
            <text:p text:style-name="P3">Notas</text:p>
          </table:table-cell>
          <table:table-cell table:style-name="Tabla9.B2" table:number-columns-spanned="2" office:value-type="string">
            <text:p text:style-name="P4">Es necesario aplicar estilos adecuados a la pantalla de registración para integrarla visualmente con el resto del sitio.</text:p>
            <text:p text:style-name="P4"/>
            <text:p text:style-name="P4">Navegadores Utilizados:</text:p>
            <text:list xml:id="list379249035" text:style-name="L21">
              <text:list-item>
                <text:p text:style-name="P17">Mozilla Firefox 3.5</text:p>
              </text:list-item>
              <text:list-item>
                <text:p text:style-name="P17">Internet Explorer 6, 7, 8</text:p>
              </text:list-item>
              <text:list-item>
                <text:p text:style-name="P17">Google Chrome</text:p>
              </text:list-item>
              <text:list-item>
                <text:p text:style-name="P17">Opera</text:p>
              </text:list-item>
            </text:list>
          </table:table-cell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columns-spanned="2" office:value-type="string">
            <text:p text:style-name="P2">2790/8 – Registración fallida de nuevo usuario -usuario ya existente.</text:p>
          </table:table-cell>
          <table:covered-table-cell/>
          <table:table-cell table:style-name="Tabla10.C1" office:value-type="string">
            <text:p text:style-name="P2"><draw:frame draw:style-name="fr1" draw:name="gráficos6" text:anchor-type="as-char" svg:y="-0.614cm" svg:width="0.612cm" svg:height="0.561cm" draw:z-index="7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a10.A2" office:value-type="string">
            <text:p text:style-name="P3">Descripción</text:p>
          </table:table-cell>
          <table:table-cell table:style-name="Tabla10.B2" table:number-columns-spanned="2" office:value-type="string">
            <text:p text:style-name="P4">Un nuevo usuario inicia sesión en Zonales por primera vez mediante credenciales OpenID. El sistema iniciará el proceso de registración.</text:p>
          </table:table-cell>
          <table:covered-table-cell/>
        </table:table-row>
        <table:table-row>
          <table:table-cell table:style-name="Tabla10.A2" office:value-type="string">
            <text:p text:style-name="P3">Requerimientos</text:p>
          </table:table-cell>
          <table:table-cell table:style-name="Tabla10.B2" table:number-columns-spanned="2" office:value-type="string">
            <text:list xml:id="list1484024182" text:continue-list="list1784922935" text:style-name="L1">
              <text:list-item>
                <text:p text:style-name="P6">Se debe realizar previamente el inicio de sesión según se describe en 2790/1.</text:p>
              </text:list-item>
            </text:list>
          </table:table-cell>
          <table:covered-table-cell/>
        </table:table-row>
        <table:table-row table:style-name="Tabla10.4">
          <table:table-cell table:style-name="Tabla10.A2" office:value-type="string">
            <text:p text:style-name="P3">Pasos</text:p>
          </table:table-cell>
          <table:table-cell table:style-name="Tabla10.B2" table:number-columns-spanned="2" office:value-type="string">
            <text:list xml:id="list2046050149" text:style-name="L22">
              <text:list-item>
                <text:p text:style-name="P34">Hacer clic en “No soy usuario. Deseo registrarme”</text:p>
              </text:list-item>
              <text:list-item>
                <text:p text:style-name="P34">Completar de los campos obligatorios del formulario con:</text:p>
                <text:list>
                  <text:list-item>
                    <text:p text:style-name="P34">Nombres y apellido de usuario ya existente.</text:p>
                  </text:list-item>
                  <text:list-item>
                    <text:p text:style-name="P34">Dirección de e-mail ya existente.</text:p>
                  </text:list-item>
                </text:list>
              </text:list-item>
              <text:list-item>
                <text:p text:style-name="P34">Hacer clic en el botón “Registrarse”</text:p>
              </text:list-item>
              <text:list-item>
                <text:p text:style-name="P34">El sistema debe de informar el proceso no puede llevarse a cabo por que las credenciales ya han sido tomadas.</text:p>
              </text:list-item>
            </text:list>
          </table:table-cell>
          <table:covered-table-cell/>
        </table:table-row>
        <table:table-row>
          <table:table-cell table:style-name="Tabla10.A2" office:value-type="string">
            <text:p text:style-name="P3">Resultado Esperado</text:p>
          </table:table-cell>
          <table:table-cell table:style-name="Tabla10.B2" table:number-columns-spanned="2" office:value-type="string">
            <text:p text:style-name="Table_20_Contents">El proceso de registración no se lleva a cabo debido a que el usuario ya existe.</text:p>
          </table:table-cell>
          <table:covered-table-cell/>
        </table:table-row>
        <table:table-row>
          <table:table-cell table:style-name="Tabla10.A2" office:value-type="string">
            <text:p text:style-name="P3">Resultado Obtenido</text:p>
          </table:table-cell>
          <table:table-cell table:style-name="Tabla10.B2" table:number-columns-spanned="2" office:value-type="string">
            <text:p text:style-name="Table_20_Contents">Fallo. El proceso de registración tiene el mismo comportamiento de de <text:span text:style-name="T4">2790/7</text:span>. No se informa al usuario acerca de la colición de credenciales.</text:p>
          </table:table-cell>
          <table:covered-table-cell/>
        </table:table-row>
        <table:table-row>
          <table:table-cell table:style-name="Tabla10.A2" office:value-type="string">
            <text:p text:style-name="P3">Automatizado</text:p>
          </table:table-cell>
          <table:table-cell table:style-name="Tabla10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10.A2" office:value-type="string">
            <text:p text:style-name="P3">Notas</text:p>
          </table:table-cell>
          <table:table-cell table:style-name="Tabla10.B2" table:number-columns-spanned="2" office:value-type="string">
            <text:p text:style-name="P4">Es necesario aplicar estilos adecuados a la pantalla de registración para integrarla visualmente con el resto del sitio.</text:p>
            <text:p text:style-name="P4"/>
            <text:p text:style-name="P4">Navegadores Utilizados:</text:p>
            <text:list xml:id="list113190341" text:style-name="L23">
              <text:list-item>
                <text:p text:style-name="P18">Mozilla Firefox 3.5</text:p>
              </text:list-item>
              <text:list-item>
                <text:p text:style-name="P18">Internet Explorer 6, 7, 8</text:p>
              </text:list-item>
              <text:list-item>
                <text:p text:style-name="P18">Google Chrome</text:p>
              </text:list-item>
              <text:list-item>
                <text:p text:style-name="P18">Opera</text:p>
              </text:list-item>
            </text:list>
          </table:table-cell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table:number-columns-spanned="2" office:value-type="string">
            <text:p text:style-name="P2">2790/9 – Registración fallida de nuevo usuario -fallo en el cliente-</text:p>
          </table:table-cell>
          <table:covered-table-cell/>
          <table:table-cell table:style-name="Tabla11.C1" office:value-type="string">
            <text:p text:style-name="P2"><draw:frame draw:style-name="fr3" draw:name="gráficos7" text:anchor-type="as-char" svg:width="0.635cm" svg:height="0.609cm" draw:z-index="8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11.A2" office:value-type="string">
            <text:p text:style-name="P3">Descripción</text:p>
          </table:table-cell>
          <table:table-cell table:style-name="Tabla11.B2" table:number-columns-spanned="2" office:value-type="string">
            <text:p text:style-name="P4">Un nuevo usuario inicia sesión en Zonales por primera vez mediante credenciales OpenID. El sistema iniciará el proceso de registración.</text:p>
          </table:table-cell>
          <table:covered-table-cell/>
        </table:table-row>
        <table:table-row>
          <table:table-cell table:style-name="Tabla11.A2" office:value-type="string">
            <text:p text:style-name="P3">Requerimientos</text:p>
          </table:table-cell>
          <table:table-cell table:style-name="Tabla11.B2" table:number-columns-spanned="2" office:value-type="string">
            <text:list xml:id="list1148465765" text:continue-list="list1484024182" text:style-name="L1">
              <text:list-item>
                <text:p text:style-name="P6">Se debe realizar previamente el inicio de sesión según se describe en 2790/1.</text:p>
              </text:list-item>
            </text:list>
          </table:table-cell>
          <table:covered-table-cell/>
        </table:table-row>
        <table:table-row table:style-name="Tabla11.4">
          <table:table-cell table:style-name="Tabla11.A2" office:value-type="string">
            <text:p text:style-name="P3">Pasos</text:p>
          </table:table-cell>
          <table:table-cell table:style-name="Tabla11.B2" table:number-columns-spanned="2" office:value-type="string">
            <text:list xml:id="list955357375" text:style-name="L24">
              <text:list-item>
                <text:p text:style-name="P35">Hacer clic en “No soy usuario. Deseo registrarme”</text:p>
              </text:list-item>
              <text:list-item>
                <text:p text:style-name="P35">Realizar una serie de acciones que aborten el proceso:</text:p>
                <text:list>
                  <text:list-item>
                    <text:p text:style-name="P35">Cerrar el navegador.</text:p>
                  </text:list-item>
                  <text:list-item>
                    <text:p text:style-name="P35">Cerrar la pestaña.</text:p>
                  </text:list-item>
                  <text:list-item>
                    <text:p text:style-name="P35">Visitar otra pagina.</text:p>
                  </text:list-item>
                </text:list>
              </text:list-item>
              <text:list-item>
                <text:p text:style-name="P35">Volver a visitar el portal Zonales.</text:p>
              </text:list-item>
              <text:list-item>
                <text:p text:style-name="P35">El mismo presenta la página de inicio de sesión.</text:p>
              </text:list-item>
            </text:list>
          </table:table-cell>
          <table:covered-table-cell/>
        </table:table-row>
        <table:table-row>
          <table:table-cell table:style-name="Tabla11.A2" office:value-type="string">
            <text:p text:style-name="P3">Resultado Esperado</text:p>
          </table:table-cell>
          <table:table-cell table:style-name="Tabla11.B2" table:number-columns-spanned="2" office:value-type="string">
            <text:p text:style-name="Table_20_Contents">El proceso de registración es abortado. El sistema no registra el nuevo usuario y se vuelve a mostrar los controles de inicio de sesión.</text:p>
          </table:table-cell>
          <table:covered-table-cell/>
        </table:table-row>
        <table:table-row>
          <table:table-cell table:style-name="Tabla11.A2" office:value-type="string">
            <text:p text:style-name="P3">Resultado Obtenido</text:p>
          </table:table-cell>
          <table:table-cell table:style-name="Tabla11.B2" table:number-columns-spanned="2" office:value-type="string">
            <text:p text:style-name="Table_20_Contents">Efectivamente, el proceso de registración es abortado.</text:p>
          </table:table-cell>
          <table:covered-table-cell/>
        </table:table-row>
        <table:table-row>
          <table:table-cell table:style-name="Tabla11.A2" office:value-type="string">
            <text:p text:style-name="P3">Automatizado</text:p>
          </table:table-cell>
          <table:table-cell table:style-name="Tabla11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11.A2" office:value-type="string">
            <text:p text:style-name="P3">Notas</text:p>
          </table:table-cell>
          <table:table-cell table:style-name="Tabla11.B2" table:number-columns-spanned="2" office:value-type="string">
            <text:p text:style-name="P4">No se presenta la pantalla inicial de selección de Zonal. Se ingresa directamente al sitio.</text:p>
            <text:p text:style-name="P4"/>
            <text:p text:style-name="P4">Navegadores Utilizados:</text:p>
            <text:list xml:id="list676737861" text:style-name="L25">
              <text:list-item>
                <text:p text:style-name="P19">Mozilla Firefox 3.5</text:p>
              </text:list-item>
            </text:list>
          </table:table-cell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table:number-columns-spanned="2" office:value-type="string">
            <text:p text:style-name="P2">2790/10 – Registro exitoso de nuevo alias para usuario ya existente</text:p>
          </table:table-cell>
          <table:covered-table-cell/>
          <table:table-cell table:style-name="Tabla12.C1" office:value-type="string">
            <text:p text:style-name="P2"><draw:frame draw:style-name="fr3" draw:name="gráficos8" text:anchor-type="as-char" svg:width="0.635cm" svg:height="0.609cm" draw:z-index="9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12.A2" office:value-type="string">
            <text:p text:style-name="P3">Descripción</text:p>
          </table:table-cell>
          <table:table-cell table:style-name="Tabla12.B2" table:number-columns-spanned="2" office:value-type="string">
            <text:p text:style-name="P4">Un usuario existente de Zonales inicia sesión mediante credenciales OpenID no utilizadas anteriormente. El sistema iniciará el proceso de registración de un nuevo alias.</text:p>
          </table:table-cell>
          <table:covered-table-cell/>
        </table:table-row>
        <table:table-row>
          <table:table-cell table:style-name="Tabla12.A2" office:value-type="string">
            <text:p text:style-name="P3">Requerimientos</text:p>
          </table:table-cell>
          <table:table-cell table:style-name="Tabla12.B2" table:number-columns-spanned="2" office:value-type="string">
            <text:list xml:id="list1033297617" text:continue-list="list1148465765" text:style-name="L1">
              <text:list-item>
                <text:p text:style-name="P6">Se debe realizar previamente el inicio de sesión según se describe en 2790/1.</text:p>
              </text:list-item>
            </text:list>
          </table:table-cell>
          <table:covered-table-cell/>
        </table:table-row>
        <table:table-row table:style-name="Tabla12.4">
          <table:table-cell table:style-name="Tabla12.A2" office:value-type="string">
            <text:p text:style-name="P3">Pasos</text:p>
          </table:table-cell>
          <table:table-cell table:style-name="Tabla12.B2" table:number-columns-spanned="2" office:value-type="string">
            <text:list xml:id="list2129236690" text:style-name="L26">
              <text:list-item>
                <text:p text:style-name="P36">Hacer clic en “Ya soy usuario de Zonales.”</text:p>
              </text:list-item>
              <text:list-item>
                <text:p text:style-name="P36">Ejecutar nuevamente los pasos indicados en <text:span text:style-name="T4">2790/1</text:span> para verificar identidad.</text:p>
              </text:list-item>
              <text:list-item>
                <text:p text:style-name="P36">El sistema debe de informar que se agregó el nuevo alias exitosamente.</text:p>
              </text:list-item>
            </text:list>
          </table:table-cell>
          <table:covered-table-cell/>
        </table:table-row>
        <table:table-row>
          <table:table-cell table:style-name="Tabla12.A2" office:value-type="string">
            <text:p text:style-name="P3">Resultado Esperado</text:p>
          </table:table-cell>
          <table:table-cell table:style-name="Tabla12.B2" table:number-columns-spanned="2" office:value-type="string">
            <text:p text:style-name="Table_20_Contents">Las nuevas credenciales utilizadas para el inicio de sesión son agregadas a la lista de alias del usuario.</text:p>
          </table:table-cell>
          <table:covered-table-cell/>
        </table:table-row>
        <table:table-row>
          <table:table-cell table:style-name="Tabla12.A2" office:value-type="string">
            <text:p text:style-name="P3">Resultado Obtenido</text:p>
          </table:table-cell>
          <table:table-cell table:style-name="Tabla12.B2" table:number-columns-spanned="2" office:value-type="string">
            <text:p text:style-name="Table_20_Contents">La lista de alias es actualizada con las nuevas credenciales. Sin embargo el usuario no recibe ningún tipo de <text:span text:style-name="T3">feedback.</text:span></text:p>
          </table:table-cell>
          <table:covered-table-cell/>
        </table:table-row>
        <table:table-row>
          <table:table-cell table:style-name="Tabla12.A2" office:value-type="string">
            <text:p text:style-name="P3">Automatizado</text:p>
          </table:table-cell>
          <table:table-cell table:style-name="Tabla12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12.A2" office:value-type="string">
            <text:p text:style-name="P3">Notas</text:p>
          </table:table-cell>
          <table:table-cell table:style-name="Tabla12.B2" table:number-columns-spanned="2" office:value-type="string">
            <text:p text:style-name="P4">Nota: El problema descrito en <text:span text:style-name="T4">2970/1</text:span><text:span text:style-name="T5"> (fallo con el proveedor seleccionado por defecto), aborta el proceso de registración, redirigiendo al usuario a la pantalla inicial de selección de zonal.</text:span></text:p>
            <text:p text:style-name="P4"/>
            <text:p text:style-name="P4">Navegadores Utilizados:</text:p>
            <text:list xml:id="list1366961902" text:style-name="L27">
              <text:list-item>
                <text:p text:style-name="P20">Mozilla Firefox 3.5</text:p>
              </text:list-item>
            </text:list>
          </table:table-cell>
          <table:covered-table-cell/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table:number-columns-spanned="2" office:value-type="string">
            <text:p text:style-name="P2">2790/11 – Fallo de registro de nuevo alias para usuario ya existente</text:p>
          </table:table-cell>
          <table:covered-table-cell/>
          <table:table-cell table:style-name="Tabla13.C1" office:value-type="string">
            <text:p text:style-name="P2"><draw:frame draw:style-name="fr3" draw:name="gráficos9" text:anchor-type="as-char" svg:width="0.635cm" svg:height="0.609cm" draw:z-index="10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13.A2" office:value-type="string">
            <text:p text:style-name="P3">Descripción</text:p>
          </table:table-cell>
          <table:table-cell table:style-name="Tabla13.B2" table:number-columns-spanned="2" office:value-type="string">
            <text:p text:style-name="P4">Un usuario existente de Zonales inicia sesión mediante credenciales OpenID no utilizadas anteriormente. El sistema iniciará el proceso de registración de un nuevo alias.</text:p>
          </table:table-cell>
          <table:covered-table-cell/>
        </table:table-row>
        <table:table-row>
          <table:table-cell table:style-name="Tabla13.A2" office:value-type="string">
            <text:p text:style-name="P3">Requerimientos</text:p>
          </table:table-cell>
          <table:table-cell table:style-name="Tabla13.B2" table:number-columns-spanned="2" office:value-type="string">
            <text:list xml:id="list1271296841" text:continue-list="list1033297617" text:style-name="L1">
              <text:list-item>
                <text:p text:style-name="P6">Se debe realizar previamente el inicio de sesión según se describe en 2790/1.</text:p>
              </text:list-item>
            </text:list>
          </table:table-cell>
          <table:covered-table-cell/>
        </table:table-row>
        <table:table-row table:style-name="Tabla13.4">
          <table:table-cell table:style-name="Tabla13.A2" office:value-type="string">
            <text:p text:style-name="P3">Pasos</text:p>
          </table:table-cell>
          <table:table-cell table:style-name="Tabla13.B2" table:number-columns-spanned="2" office:value-type="string">
            <text:list xml:id="list762622557" text:style-name="L28">
              <text:list-item>
                <text:p text:style-name="P37">Hacer clic en “Ya soy usuario de Zonales.”</text:p>
              </text:list-item>
              <text:list-item>
                <text:p text:style-name="P37">Ejecutar nuevamente los pasos indicados en 2790/2 ingresando datos erroneos.</text:p>
              </text:list-item>
              <text:list-item>
                <text:p text:style-name="P37">El proceso de registro del nuevo alias debe fallar.</text:p>
              </text:list-item>
            </text:list>
          </table:table-cell>
          <table:covered-table-cell/>
        </table:table-row>
        <table:table-row>
          <table:table-cell table:style-name="Tabla13.A2" office:value-type="string">
            <text:p text:style-name="P3">Resultado Esperado</text:p>
          </table:table-cell>
          <table:table-cell table:style-name="Tabla13.B2" table:number-columns-spanned="2" office:value-type="string">
            <text:p text:style-name="Table_20_Contents">Las nuevas credenciales utilizadas para el inicio de sesión no son agregadas a la lista de alias del usuario.</text:p>
          </table:table-cell>
          <table:covered-table-cell/>
        </table:table-row>
        <table:table-row>
          <table:table-cell table:style-name="Tabla13.A2" office:value-type="string">
            <text:p text:style-name="P3">Resultado Obtenido</text:p>
          </table:table-cell>
          <table:table-cell table:style-name="Tabla13.B2" table:number-columns-spanned="2" office:value-type="string">
            <text:p text:style-name="Table_20_Contents">La lista de alias no es actualizada con las nuevas credenciales.</text:p>
          </table:table-cell>
          <table:covered-table-cell/>
        </table:table-row>
        <table:table-row>
          <table:table-cell table:style-name="Tabla13.A2" office:value-type="string">
            <text:p text:style-name="P3">Automatizado</text:p>
          </table:table-cell>
          <table:table-cell table:style-name="Tabla13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13.A2" office:value-type="string">
            <text:p text:style-name="P3">Notas</text:p>
          </table:table-cell>
          <table:table-cell table:style-name="Tabla13.B2" table:number-columns-spanned="2" office:value-type="string">
            <text:p text:style-name="P4">Navegadores Utilizados:</text:p>
            <text:list xml:id="list1935007621" text:style-name="L29">
              <text:list-item>
                <text:p text:style-name="P21">Mozilla Firefox 3.5</text:p>
              </text:list-item>
            </text:list>
          </table:table-cell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2" office:value-type="string">
            <text:p text:style-name="P2">2790/12 – Agregar exitosamente nuevo alias a la cuenta</text:p>
          </table:table-cell>
          <table:covered-table-cell/>
          <table:table-cell table:style-name="Tabla7.C1" office:value-type="string">
            <text:p text:style-name="P2"><draw:frame draw:style-name="fr3" draw:name="gráficos10" text:anchor-type="as-char" svg:width="0.635cm" svg:height="0.609cm" draw:z-index="11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7.A2" office:value-type="string">
            <text:p text:style-name="P3">Descripción</text:p>
          </table:table-cell>
          <table:table-cell table:style-name="Tabla7.B2" table:number-columns-spanned="2" office:value-type="string">
            <text:p text:style-name="P4">El usuario desea agregar un <text:s/>nuevo alias a su información de cuenta.</text:p>
          </table:table-cell>
          <table:covered-table-cell/>
        </table:table-row>
        <table:table-row>
          <table:table-cell table:style-name="Tabla7.A2" office:value-type="string">
            <text:p text:style-name="P3">Requerimientos</text:p>
          </table:table-cell>
          <table:table-cell table:style-name="Tabla7.B2" table:number-columns-spanned="2" office:value-type="string">
            <text:list xml:id="list381951878" text:continue-list="list1271296841" text:style-name="L1">
              <text:list-item>
                <text:p text:style-name="P6">El usuario debe de haber iniciado sesión.</text:p>
              </text:list-item>
            </text:list>
          </table:table-cell>
          <table:covered-table-cell/>
        </table:table-row>
        <table:table-row table:style-name="Tabla7.4">
          <table:table-cell table:style-name="Tabla7.A2" office:value-type="string">
            <text:p text:style-name="P3">Pasos</text:p>
          </table:table-cell>
          <table:table-cell table:style-name="Tabla7.B2" table:number-columns-spanned="2" office:value-type="string">
            <text:list xml:id="list1437760169" text:style-name="L30">
              <text:list-item>
                <text:p text:style-name="P38">Acceder a la pantalla “ Modificar sus detalles”.</text:p>
              </text:list-item>
              <text:list-item>
                <text:p text:style-name="P38">Hacer clic en el enlace “Administrate your alias”.</text:p>
              </text:list-item>
              <text:list-item>
                <text:p text:style-name="P38">Seleccionar un proveedor OpenID de lista de proveedores.</text:p>
              </text:list-item>
              <text:list-item>
                <text:p text:style-name="P38">Hacer clic en el botón “Acceder a Zonales con ...”</text:p>
              </text:list-item>
              <text:list-item>
                <text:p text:style-name="P38">Se debe de redireccionar automáticamente a la página de autenticación del proveedor seleccionado.</text:p>
              </text:list-item>
              <text:list-item>
                <text:p text:style-name="P38">El proveedor, una vez autenticado, debe redireccionar automaticamente hacia Zonales.</text:p>
              </text:list-item>
              <text:list-item>
                <text:p text:style-name="P38">La nueva credencial deben de aparecer en la lista de alias, habilitada.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3">Resultado Esperado</text:p>
          </table:table-cell>
          <table:table-cell table:style-name="Tabla7.B2" table:number-columns-spanned="2" office:value-type="string">
            <text:p text:style-name="Table_20_Contents">Las nuevas credenciales utilizadas para el inicio de sesión no son agregadas a la lista de alias del usuario.</text:p>
          </table:table-cell>
          <table:covered-table-cell/>
        </table:table-row>
        <table:table-row>
          <table:table-cell table:style-name="Tabla7.A2" office:value-type="string">
            <text:p text:style-name="P3">Resultado Obtenido</text:p>
          </table:table-cell>
          <table:table-cell table:style-name="Tabla7.B2" table:number-columns-spanned="2" office:value-type="string">
            <text:p text:style-name="Table_20_Contents">El nuevo alias es agregado a la lista de alias disponibles.</text:p>
          </table:table-cell>
          <table:covered-table-cell/>
        </table:table-row>
        <table:table-row>
          <table:table-cell table:style-name="Tabla7.A2" office:value-type="string">
            <text:p text:style-name="P3">Automatizado</text:p>
          </table:table-cell>
          <table:table-cell table:style-name="Tabla7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7.A2" office:value-type="string">
            <text:p text:style-name="P3">Notas</text:p>
          </table:table-cell>
          <table:table-cell table:style-name="Tabla7.B2" table:number-columns-spanned="2" office:value-type="string">
            <text:p text:style-name="P4">Navegadores Utilizados:</text:p>
            <text:list xml:id="list1478109768" text:style-name="L31">
              <text:list-item>
                <text:p text:style-name="P22">Mozilla Firefox 3.5</text:p>
              </text:list-item>
            </text:list>
          </table:table-cell>
          <table:covered-table-cell/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table:number-columns-spanned="2" office:value-type="string">
            <text:p text:style-name="P2">2790/13 – Fallo en el agregado de nuevo alias a la cuenta</text:p>
          </table:table-cell>
          <table:covered-table-cell/>
          <table:table-cell table:style-name="Tabla14.C1" office:value-type="string">
            <text:p text:style-name="P2"><draw:frame draw:style-name="fr3" draw:name="gráficos11" text:anchor-type="as-char" svg:width="0.635cm" svg:height="0.609cm" draw:z-index="12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14.A2" office:value-type="string">
            <text:p text:style-name="P3">Descripción</text:p>
          </table:table-cell>
          <table:table-cell table:style-name="Tabla14.B2" table:number-columns-spanned="2" office:value-type="string">
            <text:p text:style-name="P4">El usuario desea agregar un nuevo alias a su información de cuenta.</text:p>
          </table:table-cell>
          <table:covered-table-cell/>
        </table:table-row>
        <table:table-row>
          <table:table-cell table:style-name="Tabla14.A2" office:value-type="string">
            <text:p text:style-name="P3">Requerimientos</text:p>
          </table:table-cell>
          <table:table-cell table:style-name="Tabla14.B2" table:number-columns-spanned="2" office:value-type="string">
            <text:list xml:id="list644628520" text:continue-list="list381951878" text:style-name="L1">
              <text:list-item>
                <text:p text:style-name="P6">El usuario debe de haber iniciado sesión.</text:p>
              </text:list-item>
            </text:list>
          </table:table-cell>
          <table:covered-table-cell/>
        </table:table-row>
        <table:table-row table:style-name="Tabla14.4">
          <table:table-cell table:style-name="Tabla14.A2" office:value-type="string">
            <text:p text:style-name="P3">Pasos</text:p>
          </table:table-cell>
          <table:table-cell table:style-name="Tabla14.B2" table:number-columns-spanned="2" office:value-type="string">
            <text:list xml:id="list347872777" text:style-name="L32">
              <text:list-item>
                <text:p text:style-name="P39">Acceder a la pantalla “ Modificar sus detalles”.</text:p>
              </text:list-item>
              <text:list-item>
                <text:p text:style-name="P39">Hacer clic en el enlace “Administrate your alias”.</text:p>
              </text:list-item>
              <text:list-item>
                <text:p text:style-name="P39">Seleccionar un proveedor OpenID de lista de proveedores.</text:p>
              </text:list-item>
              <text:list-item>
                <text:p text:style-name="P39">Hacer clic en el botón “Acceder a Zonales con ...”</text:p>
              </text:list-item>
              <text:list-item>
                <text:p text:style-name="P39">Se debe de redireccionar automáticamente a la página de autenticación del proveedor seleccionado.</text:p>
              </text:list-item>
              <text:list-item>
                <text:p text:style-name="P39">El proveedor debe denegar la autenticación.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3">Resultado Esperado</text:p>
          </table:table-cell>
          <table:table-cell table:style-name="Tabla14.B2" table:number-columns-spanned="2" office:value-type="string">
            <text:p text:style-name="Table_20_Contents">Las nuevas credenciales no deben ser agregadas, y se debe de informar al usuario del fallo.</text:p>
          </table:table-cell>
          <table:covered-table-cell/>
        </table:table-row>
        <table:table-row>
          <table:table-cell table:style-name="Tabla14.A2" office:value-type="string">
            <text:p text:style-name="P3">Resultado Obtenido</text:p>
          </table:table-cell>
          <table:table-cell table:style-name="Tabla14.B2" table:number-columns-spanned="2" office:value-type="string">
            <text:p text:style-name="Table_20_Contents">El alias no es agregado. El sistema no informa al usuario acerca del fallo en el agregado del alias.</text:p>
          </table:table-cell>
          <table:covered-table-cell/>
        </table:table-row>
        <table:table-row>
          <table:table-cell table:style-name="Tabla14.A2" office:value-type="string">
            <text:p text:style-name="P3">Automatizado</text:p>
          </table:table-cell>
          <table:table-cell table:style-name="Tabla14.B2" table:number-columns-spanned="2" office:value-type="string">
            <text:p text:style-name="P1">Si – No.</text:p>
            <text:p text:style-name="P1">Descripción Herramienta.</text:p>
          </table:table-cell>
          <table:covered-table-cell/>
        </table:table-row>
        <table:table-row>
          <table:table-cell table:style-name="Tabla14.A2" office:value-type="string">
            <text:p text:style-name="P3">Notas</text:p>
          </table:table-cell>
          <table:table-cell table:style-name="Tabla14.B2" table:number-columns-spanned="2" office:value-type="string">
            <text:p text:style-name="P4">Navegadores Utilizados:</text:p>
            <text:list xml:id="list1432041558" text:style-name="L33">
              <text:list-item>
                <text:p text:style-name="P23">Mozilla Firefox 3.5</text:p>
              </text:list-item>
              <text:list-item>
                <text:p text:style-name="P23">Internet Explorer 6, 7, 8</text:p>
              </text:list-item>
              <text:list-item>
                <text:p text:style-name="P23">Google Chrome</text:p>
              </text:list-item>
              <text:list-item>
                <text:p text:style-name="P23">Opera</text:p>
              </text:list-item>
            </text:list>
          </table:table-cell>
          <table:covered-table-cell/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table:number-columns-spanned="2" office:value-type="string">
            <text:p text:style-name="P2">2790/14 – Deshabilitar exitosamente un alias</text:p>
          </table:table-cell>
          <table:covered-table-cell/>
          <table:table-cell table:style-name="Tabla15.C1" office:value-type="string">
            <text:p text:style-name="P2"><draw:frame draw:style-name="fr3" draw:name="gráficos12" text:anchor-type="as-char" svg:width="0.635cm" svg:height="0.609cm" draw:z-index="13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15.A2" office:value-type="string">
            <text:p text:style-name="P3">Descripción</text:p>
          </table:table-cell>
          <table:table-cell table:style-name="Tabla15.B2" table:number-columns-spanned="2" office:value-type="string">
            <text:p text:style-name="P4">El usuario desea deshabilitar uno o más alias de la lista.</text:p>
          </table:table-cell>
          <table:covered-table-cell/>
        </table:table-row>
        <table:table-row>
          <table:table-cell table:style-name="Tabla15.A2" office:value-type="string">
            <text:p text:style-name="P3">Requerimientos</text:p>
          </table:table-cell>
          <table:table-cell table:style-name="Tabla15.B2" table:number-columns-spanned="2" office:value-type="string">
            <text:list xml:id="list2133225196" text:continue-list="list644628520" text:style-name="L1">
              <text:list-item>
                <text:p text:style-name="P6">El usuario debe de haber iniciado sesión.</text:p>
              </text:list-item>
              <text:list-item>
                <text:p text:style-name="P6">Todos los alias deben de estar activados.</text:p>
              </text:list-item>
            </text:list>
          </table:table-cell>
          <table:covered-table-cell/>
        </table:table-row>
        <table:table-row table:style-name="Tabla15.4">
          <table:table-cell table:style-name="Tabla15.A2" office:value-type="string">
            <text:p text:style-name="P3">Pasos</text:p>
          </table:table-cell>
          <table:table-cell table:style-name="Tabla15.B2" table:number-columns-spanned="2" office:value-type="string">
            <text:list xml:id="list1837760867" text:style-name="L34">
              <text:list-item>
                <text:p text:style-name="P40">Acceder a la pantalla “ Modificar sus detalles”.</text:p>
              </text:list-item>
              <text:list-item>
                <text:p text:style-name="P40">Hacer clic en el enlace “Administrate your alias”.</text:p>
              </text:list-item>
              <text:list-item>
                <text:p text:style-name="P40">Desmarcar:</text:p>
                <text:list>
                  <text:list-item>
                    <text:p text:style-name="P40">Un alias.</text:p>
                  </text:list-item>
                  <text:list-item>
                    <text:p text:style-name="P40">Todos menos uno.</text:p>
                  </text:list-item>
                  <text:list-item>
                    <text:p text:style-name="P40">Todos.</text:p>
                  </text:list-item>
                </text:list>
              </text:list-item>
              <text:list-item>
                <text:p text:style-name="P40">Hacer clic en el botón “Aceptar”</text:p>
              </text:list-item>
              <text:list-item>
                <text:p text:style-name="P40">Se debe de reflejar en la lista los alias desactivados.</text:p>
              </text:list-item>
            </text:list>
          </table:table-cell>
          <table:covered-table-cell/>
        </table:table-row>
        <table:table-row>
          <table:table-cell table:style-name="Tabla15.A2" office:value-type="string">
            <text:p text:style-name="P3">Resultado Esperado</text:p>
          </table:table-cell>
          <table:table-cell table:style-name="Tabla15.B2" table:number-columns-spanned="2" office:value-type="string">
            <text:p text:style-name="Table_20_Contents">Los alias seleccionados son desactivados.</text:p>
          </table:table-cell>
          <table:covered-table-cell/>
        </table:table-row>
        <table:table-row>
          <table:table-cell table:style-name="Tabla15.A2" office:value-type="string">
            <text:p text:style-name="P3">Resultado Obtenido</text:p>
          </table:table-cell>
          <table:table-cell table:style-name="Tabla15.B2" table:number-columns-spanned="2" office:value-type="string">
            <text:p text:style-name="Table_20_Contents">Los alias ha seleccionados fueron efectivamente desactivados en los tres casos.</text:p>
          </table:table-cell>
          <table:covered-table-cell/>
        </table:table-row>
        <table:table-row>
          <table:table-cell table:style-name="Tabla15.A2" office:value-type="string">
            <text:p text:style-name="P3">Automatizado</text:p>
          </table:table-cell>
          <table:table-cell table:style-name="Tabla15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15.A2" office:value-type="string">
            <text:p text:style-name="P3">Notas</text:p>
          </table:table-cell>
          <table:table-cell table:style-name="Tabla15.B2" table:number-columns-spanned="2" office:value-type="string">
            <text:p text:style-name="P4">El usuario no recibe <text:span text:style-name="T3">feedback</text:span> acerca del resultado de la operación (éxito, fallo). Además es redireccionado fuera de la pantalla de administración, lo que fuerza a que deba volver a ingresar a la misma para conocer el resultado.</text:p>
            <text:p text:style-name="P4"/>
            <text:p text:style-name="P4">Navegadores Utilizados:</text:p>
            <text:list xml:id="list1973711970" text:style-name="L35">
              <text:list-item>
                <text:p text:style-name="P24">Mozilla Firefox 3.5</text:p>
              </text:list-item>
              <text:list-item>
                <text:p text:style-name="P24">Internet Explorer 6, 7, 8</text:p>
              </text:list-item>
              <text:list-item>
                <text:p text:style-name="P24">Google Chrome</text:p>
              </text:list-item>
              <text:list-item>
                <text:p text:style-name="P24">Opera</text:p>
              </text:list-item>
            </text:list>
          </table:table-cell>
          <table:covered-table-cell/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table:number-columns-spanned="2" office:value-type="string">
            <text:p text:style-name="P2">2790/15 – Habilitar exitosamente un alias</text:p>
          </table:table-cell>
          <table:covered-table-cell/>
          <table:table-cell table:style-name="Tabla16.C1" office:value-type="string">
            <text:p text:style-name="P2"><draw:frame draw:style-name="fr3" draw:name="gráficos13" text:anchor-type="as-char" svg:width="0.635cm" svg:height="0.609cm" draw:z-index="14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16.A2" office:value-type="string">
            <text:p text:style-name="P3">Descripción</text:p>
          </table:table-cell>
          <table:table-cell table:style-name="Tabla16.B2" table:number-columns-spanned="2" office:value-type="string">
            <text:p text:style-name="P4">El usuario desea deshabilitar uno o más alias de la lista.</text:p>
          </table:table-cell>
          <table:covered-table-cell/>
        </table:table-row>
        <table:table-row>
          <table:table-cell table:style-name="Tabla16.A2" office:value-type="string">
            <text:p text:style-name="P3">Requerimientos</text:p>
          </table:table-cell>
          <table:table-cell table:style-name="Tabla16.B2" table:number-columns-spanned="2" office:value-type="string">
            <text:list xml:id="list999102266" text:continue-list="list2133225196" text:style-name="L1">
              <text:list-item>
                <text:p text:style-name="P6">El usuario debe de haber iniciado sesión.</text:p>
              </text:list-item>
              <text:list-item>
                <text:p text:style-name="P6">Todos los alias deben de estar deshabilitados.</text:p>
              </text:list-item>
            </text:list>
          </table:table-cell>
          <table:covered-table-cell/>
        </table:table-row>
        <table:table-row table:style-name="Tabla16.4">
          <table:table-cell table:style-name="Tabla16.A2" office:value-type="string">
            <text:p text:style-name="P3">Pasos</text:p>
          </table:table-cell>
          <table:table-cell table:style-name="Tabla16.B2" table:number-columns-spanned="2" office:value-type="string">
            <text:list xml:id="list1369007212" text:style-name="L36">
              <text:list-item>
                <text:p text:style-name="P41">Acceder a la pantalla “ Modificar sus detalles”.</text:p>
              </text:list-item>
              <text:list-item>
                <text:p text:style-name="P41">Hacer clic en el enlace “Administrate your alias”.</text:p>
              </text:list-item>
              <text:list-item>
                <text:p text:style-name="P41">Marcar:</text:p>
                <text:list>
                  <text:list-item>
                    <text:p text:style-name="P41">Un alias.</text:p>
                  </text:list-item>
                  <text:list-item>
                    <text:p text:style-name="P41">Todos menos uno.</text:p>
                  </text:list-item>
                  <text:list-item>
                    <text:p text:style-name="P41">Todos.</text:p>
                  </text:list-item>
                </text:list>
              </text:list-item>
              <text:list-item>
                <text:p text:style-name="P41">Hacer clic en el botón “Aceptar”</text:p>
              </text:list-item>
              <text:list-item>
                <text:p text:style-name="P41">Se debe de reflejar en la lista los alias activados.</text:p>
              </text:list-item>
            </text:list>
          </table:table-cell>
          <table:covered-table-cell/>
        </table:table-row>
        <table:table-row>
          <table:table-cell table:style-name="Tabla16.A2" office:value-type="string">
            <text:p text:style-name="P3">Resultado Esperado</text:p>
          </table:table-cell>
          <table:table-cell table:style-name="Tabla16.B2" table:number-columns-spanned="2" office:value-type="string">
            <text:p text:style-name="Table_20_Contents">Los alias seleccionados son activados.</text:p>
          </table:table-cell>
          <table:covered-table-cell/>
        </table:table-row>
        <table:table-row>
          <table:table-cell table:style-name="Tabla16.A2" office:value-type="string">
            <text:p text:style-name="P3">Resultado Obtenido</text:p>
          </table:table-cell>
          <table:table-cell table:style-name="Tabla16.B2" table:number-columns-spanned="2" office:value-type="string">
            <text:p text:style-name="Table_20_Contents">Los alias ha seleccionados fueron efectivamente activados en los tres casos.</text:p>
          </table:table-cell>
          <table:covered-table-cell/>
        </table:table-row>
        <table:table-row>
          <table:table-cell table:style-name="Tabla16.A2" office:value-type="string">
            <text:p text:style-name="P3">Automatizado</text:p>
          </table:table-cell>
          <table:table-cell table:style-name="Tabla16.B2" table:number-columns-spanned="2" office:value-type="string">
            <text:p text:style-name="P4">No</text:p>
          </table:table-cell>
          <table:covered-table-cell/>
        </table:table-row>
        <table:table-row>
          <table:table-cell table:style-name="Tabla16.A2" office:value-type="string">
            <text:p text:style-name="P3">Notas</text:p>
          </table:table-cell>
          <table:table-cell table:style-name="Tabla16.B2" table:number-columns-spanned="2" office:value-type="string">
            <text:p text:style-name="P4">El usuario no recibe <text:span text:style-name="T3">feedback</text:span> acerca del resultado de la operación (éxito, fallo). Además es redireccionado fuera de la pantalla de administración, lo que fuerza a que deba volver a ingresar a la misma para conocer el resultado.</text:p>
            <text:p text:style-name="P4"/>
            <text:p text:style-name="P4">Navegadores Utilizados:</text:p>
            <text:list xml:id="list1196373916" text:style-name="L37">
              <text:list-item>
                <text:p text:style-name="P25">Mozilla Firefox 3.5</text:p>
              </text:list-item>
            </text:list>
          </table:table-cell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table:number-columns-spanned="2" office:value-type="string">
            <text:p text:style-name="P2">2790/16 – Fallo en el Inicio de sesión mediante OpenID deshabilitado</text:p>
          </table:table-cell>
          <table:covered-table-cell/>
          <table:table-cell table:style-name="Tabla17.C1" office:value-type="string">
            <text:p text:style-name="P2"><draw:frame draw:style-name="fr3" draw:name="gráficos14" text:anchor-type="as-char" svg:width="0.635cm" svg:height="0.609cm" draw:z-index="15"><draw:image xlink:href="Pictures/100002000000001800000017AA8ECC9B.png" xlink:type="simple" xlink:show="embed" xlink:actuate="onLoad"/></draw:frame></text:p>
          </table:table-cell>
        </table:table-row>
        <table:table-row>
          <table:table-cell table:style-name="Tabla17.A2" office:value-type="string">
            <text:p text:style-name="P3">Descripción</text:p>
          </table:table-cell>
          <table:table-cell table:style-name="Tabla17.B2" table:number-columns-spanned="2" office:value-type="string">
            <text:p text:style-name="Table_20_Contents">El usuario trata de inicar sesión mediante el protocolo OpenID <text:span text:style-name="T1">provisto por el módulo de login, utilizando un alias deshabilitado</text:span></text:p>
          </table:table-cell>
          <table:covered-table-cell/>
        </table:table-row>
        <table:table-row>
          <table:table-cell table:style-name="Tabla17.A2" office:value-type="string">
            <text:p text:style-name="P3">Requerimientos</text:p>
          </table:table-cell>
          <table:table-cell table:style-name="Tabla17.B2" table:number-columns-spanned="2" office:value-type="string">
            <text:list xml:id="list1248504629" text:continue-list="list999102266" text:style-name="L1">
              <text:list-item>
                <text:p text:style-name="P6">Que el usuario no haya iniciado sesión.</text:p>
              </text:list-item>
              <text:list-item>
                <text:p text:style-name="P6">El alias a utilizar debe de encontrarse deshabilitado.</text:p>
              </text:list-item>
            </text:list>
          </table:table-cell>
          <table:covered-table-cell/>
        </table:table-row>
        <table:table-row table:style-name="Tabla17.4">
          <table:table-cell table:style-name="Tabla17.A2" office:value-type="string">
            <text:p text:style-name="P3">Pasos</text:p>
          </table:table-cell>
          <table:table-cell table:style-name="Tabla17.B2" table:number-columns-spanned="2" office:value-type="string">
            <text:list xml:id="list2145102061" text:style-name="L38">
              <text:list-item>
                <text:p text:style-name="P42">Cargar en el navegador Zonales.</text:p>
              </text:list-item>
              <text:list-item>
                <text:p text:style-name="P42">Seleccionar un proveedor OpenID de lista de proveedores.</text:p>
              </text:list-item>
              <text:list-item>
                <text:p text:style-name="P42">Hacer clic en el botón “Acceder a Zonales con ...”</text:p>
              </text:list-item>
              <text:list-item>
                <text:p text:style-name="P42">Se debe de redireccionar automáticamente a la página de autenticación del proveedor seleccionado.</text:p>
              </text:list-item>
              <text:list-item>
                <text:p text:style-name="P42">Ingresar credenciales en la página de autenticación.</text:p>
              </text:list-item>
              <text:list-item>
                <text:p text:style-name="P42">El proveedor, una vez autenticado el usuarios, debe redireccionar automaticamente hacia Zonales.</text:p>
              </text:list-item>
              <text:list-item>
                <text:p text:style-name="P42">El sistema debe informar que no se puede iniciar sesión.</text:p>
              </text:list-item>
            </text:list>
          </table:table-cell>
          <table:covered-table-cell/>
        </table:table-row>
        <table:table-row>
          <table:table-cell table:style-name="Tabla17.A2" office:value-type="string">
            <text:p text:style-name="P3">Resultado Esperado</text:p>
          </table:table-cell>
          <table:table-cell table:style-name="Tabla17.B2" table:number-columns-spanned="2" office:value-type="string">
            <text:p text:style-name="Table_20_Contents">El usuario no puede iniciar sesión. El sistema debe mostrar nuevamente los controles necesarios para que el usuario intente nuevamente.</text:p>
          </table:table-cell>
          <table:covered-table-cell/>
        </table:table-row>
        <table:table-row>
          <table:table-cell table:style-name="Tabla17.A2" office:value-type="string">
            <text:p text:style-name="P3">Resultado Obtenido</text:p>
          </table:table-cell>
          <table:table-cell table:style-name="Tabla17.B2" table:number-columns-spanned="2" office:value-type="string">
            <text:p text:style-name="Table_20_Contents">El sistema no permite al usuario iniciar sesión.</text:p>
          </table:table-cell>
          <table:covered-table-cell/>
        </table:table-row>
        <table:table-row>
          <table:table-cell table:style-name="Tabla17.A2" office:value-type="string">
            <text:p text:style-name="P3">Automatizado</text:p>
          </table:table-cell>
          <table:table-cell table:style-name="Tabla17.B2" table:number-columns-spanned="2" office:value-type="string">
            <text:p text:style-name="P4">No.</text:p>
          </table:table-cell>
          <table:covered-table-cell/>
        </table:table-row>
        <table:table-row>
          <table:table-cell table:style-name="Tabla17.A2" office:value-type="string">
            <text:p text:style-name="P3">Notas</text:p>
          </table:table-cell>
          <table:table-cell table:style-name="Tabla17.B2" table:number-columns-spanned="2" office:value-type="string">
            <text:p text:style-name="P4">El usuario no recibe <text:span text:style-name="T3">feedback</text:span> acerca de la falla en el proceso de inicio de sesión.</text:p>
            <text:p text:style-name="P4"/>
            <text:p text:style-name="P4">Navegadores Utilizados:</text:p>
            <text:list xml:id="list1534801784" text:style-name="L39">
              <text:list-item>
                <text:p text:style-name="P26">Mozilla Firefox 3.5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E. Paez</meta:initial-creator>
    <meta:creation-date>2010-04-05T16:55:24</meta:creation-date>
    <dc:date>2010-04-13T17:51:39</dc:date>
    <dc:creator>Francisco E. Paez</dc:creator>
    <meta:editing-duration>PT08H50M06S</meta:editing-duration>
    <meta:editing-cycles>200</meta:editing-cycles>
    <meta:generator>OpenOffice.org/3.1$Unix OpenOffice.org_project/310m19$Build-9420</meta:generator>
    <meta:document-statistic meta:table-count="16" meta:image-count="16" meta:object-count="0" meta:page-count="16" meta:paragraph-count="422" meta:word-count="2937" meta:character-count="17713"/>
  </office:meta>
</office:document-meta>
</file>